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highlight_sy0" style:family="text">
      <style:text-properties fo:color="#66cc66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  <style:style style:name="highlight_co4" style:family="text">
      <style:text-properties fo:color="#cc0000" fo:font-style="italic" fo:font-family="Consolas" fo:font-size="14pt" fo:border="0pt none"/>
    </style:style>
    <style:style style:name="PluginODTAutoStyle_TableCell_7" style:family="table-cell">
      <style:table-cell-properties fo:border="0.06pt solid #8cacbb" fo:padding="0.049cm" fo:background-color="#f7f9fa"/>
    </style:style>
    <style:style style:name="PluginODTAutoStyle_Paragraph_8" style:family="paragraph">
      <style:paragraph-properties fo:padding="0.049cm"/>
    </style:style>
    <style:style style:name="odt_auto_style_table_column_4_1" style:family="table-column">
      <style:table-column-properties style:column-width="481.89pt"/>
    </style:style>
    <style:style style:name="PluginODTAutoStyle_TableCell_9" style:family="table-cell">
      <style:table-cell-properties fo:border="0.06pt solid #8cacbb" fo:padding="0.049cm" fo:background-color="#f7f9fa"/>
    </style:style>
    <style:style style:name="PluginODTAutoStyle_Paragraph_10" style:family="paragraph">
      <style:paragraph-properties fo:padding="0.049cm"/>
    </style:style>
    <style:style style:name="odt_auto_style_table_column_5_1" style:family="table-column">
      <style:table-column-properties style:column-width="481.89pt"/>
    </style:style>
    <style:style style:name="highlight_re5" style:family="text">
      <style:text-properties fo:color="#660033" fo:font-family="Consolas" fo:font-size="14pt" fo:font-style="normal" fo:border="0pt none"/>
    </style:style>
    <style:style style:name="PluginODTAutoStyle_TableCell_11" style:family="table-cell">
      <style:table-cell-properties fo:border="0.06pt solid #8cacbb" fo:padding="0.049cm" fo:background-color="#f7f9fa"/>
    </style:style>
    <style:style style:name="PluginODTAutoStyle_Paragraph_12" style:family="paragraph">
      <style:paragraph-properties fo:padding="0.049cm"/>
    </style:style>
    <style:style style:name="odt_auto_style_table_column_6_1" style:family="table-column">
      <style:table-column-properties style:column-width="481.89pt"/>
    </style:style>
    <style:style style:name="highlight_re1" style:family="text">
      <style:text-properties fo:color="#ff0000" fo:font-family="Consolas" fo:font-size="14pt" fo:font-style="normal" fo:border="0pt none"/>
    </style:style>
    <style:style style:name="PluginODTAutoStyle_TableCell_13" style:family="table-cell">
      <style:table-cell-properties fo:border="0.06pt solid #8cacbb" fo:padding="0.049cm" fo:background-color="#f7f9fa"/>
    </style:style>
    <style:style style:name="PluginODTAutoStyle_Paragraph_14" style:family="paragraph">
      <style:paragraph-properties fo:padding="0.049cm"/>
    </style:style>
    <style:style style:name="odt_auto_style_table_column_7_1" style:family="table-column">
      <style:table-column-properties style:column-width="481.89pt"/>
    </style:style>
    <style:style style:name="PluginODTAutoStyle_TableCell_15" style:family="table-cell">
      <style:table-cell-properties fo:border="0.06pt solid #8cacbb" fo:padding="0.049cm" fo:background-color="#f7f9fa"/>
    </style:style>
    <style:style style:name="PluginODTAutoStyle_Paragraph_16" style:family="paragraph">
      <style:paragraph-properties fo:padding="0.049cm"/>
    </style:style>
    <style:style style:name="odt_auto_style_table_column_8_1" style:family="table-column">
      <style:table-column-properties style:column-width="481.89pt"/>
    </style:style>
    <style:style style:name="highlight_re0" style:family="text">
      <style:text-properties fo:color="#0000ff" fo:font-family="Consolas" fo:font-size="14pt" fo:font-style="normal" fo:border="0pt none"/>
    </style:style>
    <style:style style:name="highlight_br0" style:family="text">
      <style:text-properties fo:color="#66cc66" fo:font-family="Consolas" fo:font-size="14pt" fo:font-style="normal" fo:border="0pt none"/>
    </style:style>
    <style:style style:name="highlight_re2" style:family="text">
      <style:text-properties fo:color="#993333" fo:font-family="Consolas" fo:font-size="14pt" fo:font-style="normal" fo:border="0pt none"/>
    </style:style>
    <style:style style:name="PluginODTAutoStyle_TableCell_17" style:family="table-cell">
      <style:table-cell-properties fo:border="0.06pt solid #8cacbb" fo:padding="0.049cm" fo:background-color="#f7f9fa"/>
    </style:style>
    <style:style style:name="PluginODTAutoStyle_Paragraph_18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  <style:style style:name="highlight_nu0" style:family="text">
      <style:text-properties fo:color="#cc66cc" fo:font-family="Consolas" fo:font-size="14pt" fo:font-style="normal" fo:border="0pt none"/>
    </style:style>
    <style:style style:name="PluginODTAutoStyle_TableCell_19" style:family="table-cell">
      <style:table-cell-properties fo:border="0.06pt solid #8cacbb" fo:padding="0.049cm" fo:background-color="#f7f9fa"/>
    </style:style>
    <style:style style:name="PluginODTAutoStyle_Paragraph_20" style:family="paragraph">
      <style:paragraph-properties fo:padding="0.049cm"/>
    </style:style>
    <style:style style:name="odt_auto_style_table_column_10_1" style:family="table-column">
      <style:table-column-properties style:column-width="481.89pt"/>
    </style:style>
    <style:style style:name="highlight_st_h" style:family="text">
      <style:text-properties fo:color="#ff0000" fo:font-family="Consolas" fo:font-size="14pt" fo:font-style="normal" fo:border="0pt none"/>
    </style:style>
    <style:style style:name="highlight_kw1" style:family="text">
      <style:text-properties fo:color="#b1b100" fo:font-family="Consolas" fo:font-size="14pt" fo:font-style="normal" fo:border="0pt none"/>
    </style:style>
    <style:style style:name="PluginODTAutoStyle_TableCell_21" style:family="table-cell">
      <style:table-cell-properties fo:border="0.06pt solid #8cacbb" fo:padding="0.049cm" fo:background-color="#f7f9fa"/>
    </style:style>
    <style:style style:name="PluginODTAutoStyle_Paragraph_22" style:family="paragraph">
      <style:paragraph-properties fo:padding="0.049cm"/>
    </style:style>
    <style:style style:name="odt_auto_style_table_column_12_1" style:family="table-column">
      <style:table-column-properties style:column-width="481.89pt"/>
    </style:style>
    <style:style style:name="PluginODTAutoStyle_TableCell_23" style:family="table-cell">
      <style:table-cell-properties fo:border="0.06pt solid #8cacbb" fo:padding="0.049cm" fo:background-color="#f7f9fa"/>
    </style:style>
    <style:style style:name="PluginODTAutoStyle_Paragraph_24" style:family="paragraph">
      <style:paragraph-properties fo:padding="0.049cm"/>
    </style:style>
    <style:style style:name="odt_auto_style_table_column_13_1" style:family="table-column">
      <style:table-column-properties style:column-width="481.89pt"/>
    </style:style>
    <style:style style:name="PluginODTAutoStyle_TableCell_25" style:family="table-cell">
      <style:table-cell-properties fo:border="0.06pt solid #8cacbb" fo:padding="0.049cm" fo:background-color="#f7f9fa"/>
    </style:style>
    <style:style style:name="PluginODTAutoStyle_Paragraph_26" style:family="paragraph">
      <style:paragraph-properties fo:padding="0.049cm"/>
    </style:style>
    <style:style style:name="odt_auto_style_table_column_14_1" style:family="table-column">
      <style:table-column-properties style:column-width="481.89pt"/>
    </style:style>
    <style:style style:name="PluginODTAutoStyle_TableCell_27" style:family="table-cell">
      <style:table-cell-properties fo:border="0.06pt solid #8cacbb" fo:padding="0.049cm" fo:background-color="#f7f9fa"/>
    </style:style>
    <style:style style:name="PluginODTAutoStyle_Paragraph_28" style:family="paragraph">
      <style:paragraph-properties fo:padding="0.049cm"/>
    </style:style>
    <style:style style:name="odt_auto_style_table_column_15_1" style:family="table-column">
      <style:table-column-properties style:column-width="481.8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" text:style-name="Internet_20_link" text:visited-style-name="Visited_20_Internet_20_Link">&lt; Linux</text:a></text:p>
      <text:h text:style-name="Heading_20_1" text:outline-level="1"><text:bookmark text:name="oktatas:linux:távoli_elérés"/><text:bookmark-start text:name="__RefHeading___debian_gnu_linux_távoli_elérése_1"/><text:bookmark-start text:name="debian_gnu_linux_távoli_elérése"/>Debian GNU/Linux távoli elérése<text:bookmark-end text:name="__RefHeading___debian_gnu_linux_távoli_elérése_1"/><text:bookmark-end text:name="debian_gnu_linux_távoli_elérése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1, 2012, 2013, 2015, 2016, 2017, 2018</text:p>
        </text:list-item>
        <text:list-item>
          <text:p text:style-name="List_20_1_Content"> Licenc: GNU Free Documentation License 1.3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kapcsolódás_ssh_szerverhez_2"/><text:bookmark-start text:name="kapcsolódás_ssh_szerverhez"/>Kapcsolódás SSH szerverhez<text:bookmark-end text:name="__RefHeading___kapcsolódás_ssh_szerverhez_2"/><text:bookmark-end text:name="kapcsolódás_ssh_szerverhez"/></text:h>
      <text:h text:style-name="Heading_20_3" text:outline-level="3"><text:bookmark-start text:name="__RefHeading___parancssor_3"/><text:bookmark-start text:name="parancssor"/>Parancssor<text:bookmark-end text:name="__RefHeading___parancssor_3"/><text:bookmark-end text:name="parancssor"/></text:h>
      <text:p text:style-name="Text_20_body">Az SSH szervernek futnia kell a szerveren. A telepítendő csomag az openssh-server:</text:p>
      <text:p text:style-name="Preformatted_20_Text"># apt install openssh-server</text:p>
      <text:p text:style-name="Text_20_body">Kliens oldalról a következő programot szükséges telepíteni:</text:p>
      <text:p text:style-name="Preformatted_20_Text"># apt install openssh-client</text:p>
      <text:p text:style-name="Text_20_body">Ez alapból telepítve van egy alaprendszeren.</text:p>
      <text:p text:style-name="Text_20_body">Használata a következő:</text:p>
      <table:table table:style-name="Table">
        <table:table-column table:style-name="odt_auto_style_table_column_1_1"/>
        <table:table-row>
          <table:table-cell office:value-type="string" table:style-name="PluginODTAutoStyle_TableCell_1">
            <text:p text:style-name="PluginODTAutoStyle_Paragraph_2"><text:span text:style-name="highlight_kw2">ssh</text:span> usernev<text:span text:style-name="highlight_sy0">@</text:span>domainnev.and</text:p>
          </table:table-cell>
        </table:table-row>
      </table:table>
      <text:p text:style-name="Text_20_body">Grafikus felületre SSH kliens a <text:span text:style-name="Strong_20_Emphasis">Putty</text:span>. Telepítés Linuxon:</text:p>
      <text:p text:style-name="Preformatted_20_Text"># apt install putty</text:p>
      <text:h text:style-name="Heading_20_3" text:outline-level="3"><text:bookmark-start text:name="__RefHeading___root_tiltása_4"/><text:bookmark-start text:name="root_tiltása"/>Root tiltása<text:bookmark-end text:name="__RefHeading___root_tiltása_4"/><text:bookmark-end text:name="root_tiltása"/></text:h>
      <text:p text:style-name="Text_20_body">Szerkesszük sshd konfigurációs állományát:</text:p>
      <table:table table:style-name="Table">
        <table:table-column table:style-name="odt_auto_style_table_column_2_1"/>
        <table:table-row>
          <table:table-cell office:value-type="string" table:style-name="PluginODTAutoStyle_TableCell_3">
            <text:p text:style-name="PluginODTAutoStyle_Paragraph_4">mcedit <text:span text:style-name="highlight_sy0">/</text:span>etc<text:span text:style-name="highlight_sy0">/</text:span>ssh<text:span text:style-name="highlight_sy0">/</text:span>sshd_config</text:p>
          </table:table-cell>
        </table:table-row>
      </table:table>
      <text:p text:style-name="Text_20_body">Keressük meg a PermitRootLogin beállítást. Alapértelmezetten „yes” értéke van. Állítsuk „no” értékre:</text:p>
      <text:p text:style-name="Preformatted_20_Text">PermitRootLogin no</text:p>
      <text:p text:style-name="Text_20_body">Indítsuk újra az ssh szervert:</text:p>
      <text:p text:style-name="Preformatted_20_Text">invoke-rc.d ssh reload</text:p>
      <text:h text:style-name="Heading_20_3" text:outline-level="3"><text:bookmark-start text:name="__RefHeading___fájlok_mozgatása_5"/><text:bookmark-start text:name="fájlok_mozgatása"/>Fájlok mozgatása<text:bookmark-end text:name="__RefHeading___fájlok_mozgatása_5"/><text:bookmark-end text:name="fájlok_mozgatása"/></text:h>
      <text:p text:style-name="Text_20_body">Egy távoli Linuxra az <text:span text:style-name="Strong_20_Emphasis">scp</text:span> paranccsal tudunk fel/le másolni állományokat. </text:p>
      <text:p text:style-name="Text_20_body">Windowsos rendszerre a <text:span text:style-name="Strong_20_Emphasis">WinSCP</text:span> programot használhatjuk.</text:p>
      <text:h text:style-name="Heading_20_3" text:outline-level="3"><text:bookmark-start text:name="__RefHeading___titkos_kulcsok_használata_6"/><text:bookmark-start text:name="titkos_kulcsok_használata"/>Titkos kulcsok használata<text:bookmark-end text:name="__RefHeading___titkos_kulcsok_használata_6"/><text:bookmark-end text:name="titkos_kulcsok_használata"/></text:h>
      <text:p text:style-name="Text_20_body">Ha távoli gépre való belépéshez az alapértelmezett kulcs helyett más kulcsot szeretnénk használni:</text:p>
      <text:p text:style-name="Preformatted_20_Text">ssh -i /home/joska/.ssh/joska_rsa user@szerver</text:p>
      <text:p text:style-name="Text_20_body">Ilyen lehet, amikor kulcs alapú beléptetéshez külön kulcspárt készítettünk,
és szeretnénk megadni a kulcspárt titkos változatát az ssh parancsunk számára.</text:p>
      <text:h text:style-name="Heading_20_3" text:outline-level="3"><text:bookmark-start text:name="__RefHeading___ssh_alagút_7"/><text:bookmark-start text:name="ssh_alagút"/>SSH alagút<text:bookmark-end text:name="__RefHeading___ssh_alagút_7"/><text:bookmark-end text:name="ssh_alagút"/></text:h>
      <text:p text:style-name="Text_20_body">Az alagút kialakítás a saját gépünkön
Távoli szerveren (smbszerverip) van egy Samba megostás. Ezt szeretnénk elérni az Interneten keresztül, kivülről ez nem érhető el, csak egy felhasználó szintű ssh hozzáférésünk van jozsi néven:</text:p>
      <text:p text:style-name="Preformatted_20_Text">ssh -l jozsi -L 19999:smbszerverip:139 tavoligep.hu</text:p>
      <text:p text:style-name="Text_20_body">Ezek után itthon elérhetjük a 19999 porton a megosztást:</text:p>
      <text:p text:style-name="Preformatted_20_Text">mount -t cifs //localhost/megosztas /mnt/megosztas -o port=19999,username=jozsi</text:p>
      <text:p text:style-name="Text_20_body">A mount.cifs fájl a cifs-utils csomagban található.</text:p>
      <text:p text:style-name="Text_20_body">Vagy így:</text:p>
      <text:p text:style-name="Preformatted_20_Text">smbclient //localhost/megosztas -p 19999 -U jozsi </text:p>
      <text:p text:style-name="Text_20_body">Az alagút kialakítása távolról a saját gépünkre</text:p>
      <text:p text:style-name="Preformatted_20_Text">ssh -l jozsi -R 9999:smbszerverip:139 tavoligep.hu</text:p>
      <text:p text:style-name="Text_20_body">Esetleg kulcs megadásával:</text:p>
      <text:p text:style-name="Preformatted_20_Text">ssh -l janos -i id_rsa -f -N -g -L 9999:server:139 sulixerver.egressy.eu</text:p>
      <text:list text:style-name="List_20_1" text:continue-numbering="false">
        <text:list-item>
          <text:p text:style-name="List_20_1_Content_First"> A -f a háttérbe teszi a folyamatot. </text:p>
        </text:list-item>
        <text:list-item>
          <text:p text:style-name="List_20_1_Content"> A -N azt mondja nem akarunk távoli parancsot futtatni (csak porttovábbítást).</text:p>
        </text:list-item>
        <text:list-item>
          <text:p text:style-name="List_20_1_Content_Last"> A -g megengedi távoli géphez és helyi port összekötését. </text:p>
        </text:list-item>
      </text:list>
      <text:p text:style-name="Text_20_body">A scriptből kezeljük az ssh kapcsolatot akkor jól jöhet a unix socket használata.
Ezt a -S kapcsolóval tehetjük meg:</text:p>
      <text:p text:style-name="Preformatted_20_Text">ssh -N -f -M -S /etc/sshKapcsolat -L 9999:localhost:139 tavoliszerver.and</text:p>
      <text:p text:style-name="Text_20_body">Ekkor a kapcsolat bezárható így:</text:p>
      <text:p text:style-name="Preformatted_20_Text">ssh -S /etc/sshKapcsolat -O exit tavoliszerver.and</text:p>
      <text:p text:style-name="Text_20_body">A kapcsolat ellenőrzése:</text:p>
      <text:p text:style-name="Preformatted_20_Text">ss -lt</text:p>
      <text:p text:style-name="Text_20_body">RDP szerver elérése:</text:p>
      <text:p text:style-name="Preformatted_20_Text">ssh -l janos -L 33389:windowipcim:3389<text:s text:c="2"/>sshszerveripcime</text:p>
      <text:p text:style-name="Preformatted_20_Text">rdesktop localhost:33389</text:p>
      <text:p text:style-name="Preformatted_20_Text"><text:s text:c="11"/>SSH alagút<text:s text:c="15"/>SSH alagút<text:line-break/><text:s text:c="8"/>==============<text:s text:c="12"/>============<text:line-break/>LinuxPC-----------------SSHServer---------------távoliWindows<text:line-break/><text:s text:c="8"/>==============<text:s text:c="12"/>=============</text:p>
      <text:p text:style-name="Text_20_body">Ha hitelesítés, tartomány és geometria is szükséges:</text:p>
      <text:p text:style-name="Preformatted_20_Text">rdesktop -d zold.and -u janos -p titok -g 1024x768 localhost:33389</text:p>
      <text:p text:style-name="Text_20_body">A példában a:</text:p>
      <text:list text:style-name="List_20_1" text:continue-numbering="false">
        <text:list-item>
          <text:p text:style-name="List_20_1_Content_First"> tartománynév: zold.and</text:p>
        </text:list-item>
        <text:list-item>
          <text:p text:style-name="List_20_1_Content"> felhasználónév a tartományban: janos</text:p>
        </text:list-item>
        <text:list-item>
          <text:p text:style-name="List_20_1_Content"> janos jelszava: titok</text:p>
        </text:list-item>
        <text:list-item>
          <text:p text:style-name="List_20_1_Content"> felbontás: 1024×768-as felbontást szeretnénk</text:p>
        </text:list-item>
        <text:list-item>
          <text:p text:style-name="List_20_1_Content_Last"> a Windowsos gép IP címe</text:p>
        </text:list-item>
      </text:list>
      <text:h text:style-name="Heading_20_3" text:outline-level="3"><text:bookmark-start text:name="__RefHeading___bőbeszédű_üzemmód_8"/><text:bookmark-start text:name="bőbeszédű_üzemmód"/>Bőbeszédű üzemmód<text:bookmark-end text:name="__RefHeading___bőbeszédű_üzemmód_8"/><text:bookmark-end text:name="bőbeszédű_üzemmód"/></text:h>
      <text:p text:style-name="Text_20_body">Ha nem tudunk kapcsolódni és nem derül ki mi a probléma, használhatjuk
a -v kapcsolót az akadály felderítésére:</text:p>
      <text:p text:style-name="Preformatted_20_Text">ssh -vT user@szerver</text:p>
      <text:h text:style-name="Heading_20_3" text:outline-level="3"><text:bookmark-start text:name="__RefHeading___további_ssh_szerverek_9"/><text:bookmark-start text:name="további_ssh_szerverek"/>További ssh szerverek<text:bookmark-end text:name="__RefHeading___további_ssh_szerverek_9"/><text:bookmark-end text:name="további_ssh_szerverek"/></text:h>
      <text:h text:style-name="Heading_20_4" text:outline-level="4"><text:bookmark-start text:name="__RefHeading___lsh_10"/><text:bookmark-start text:name="lsh"/>LSH<text:bookmark-end text:name="__RefHeading___lsh_10"/><text:bookmark-end text:name="lsh"/></text:h>
      <text:p text:style-name="Preformatted_20_Text">apt-get install lsh-server</text:p>
      <text:h text:style-name="Heading_20_4" text:outline-level="4"><text:bookmark-start text:name="__RefHeading___rsh_11"/><text:bookmark-start text:name="rsh"/>RSH<text:bookmark-end text:name="__RefHeading___rsh_11"/><text:bookmark-end text:name="rsh"/></text:h>
      <text:p text:style-name="Text_20_body">Függőségként openbsd-inetd csomagot függőségként felteszi, így inetd-ből fut.</text:p>
      <text:p text:style-name="Preformatted_20_Text">apt-get install rsh-server</text:p>
      <text:h text:style-name="Heading_20_3" text:outline-level="3"><text:bookmark-start text:name="__RefHeading___sshfs_12"/><text:bookmark-start text:name="sshfs"/>SSHFS<text:bookmark-end text:name="__RefHeading___sshfs_12"/><text:bookmark-end text:name="sshfs"/></text:h>
      <text:p text:style-name="Text_20_body">Az SSHFS segítségével a távoli hozzáférésünket felcsatolhatjuk,
egy könyvtárba. Így úgy használhatjuk mintha a helyi gépen lenne
a távoli elérés.</text:p>
      <text:p text:style-name="Text_20_body">Telepítés:</text:p>
      <table:table table:style-name="Table">
        <table:table-column table:style-name="odt_auto_style_table_column_3_1"/>
        <table:table-row>
          <table:table-cell office:value-type="string" table:style-name="PluginODTAutoStyle_TableCell_5">
            <text:p text:style-name="PluginODTAutoStyle_Paragraph_6"><text:span text:style-name="highlight_co4"># </text:span>apt <text:span text:style-name="highlight_kw2">install</text:span> <text:span text:style-name="highlight_kw2">sshfs</text:span></text:p>
          </table:table-cell>
        </table:table-row>
      </table:table>
      <text:p text:style-name="Text_20_body">Csatolás:</text:p>
      <table:table table:style-name="Table">
        <table:table-column table:style-name="odt_auto_style_table_column_4_1"/>
        <table:table-row>
          <table:table-cell office:value-type="string" table:style-name="PluginODTAutoStyle_TableCell_7">
            <text:p text:style-name="PluginODTAutoStyle_Paragraph_8"><text:span text:style-name="highlight_co4">$ </text:span><text:span text:style-name="highlight_kw2">sshfs</text:span> usernev<text:span text:style-name="highlight_sy0">@</text:span>hostnev: <text:span text:style-name="highlight_sy0">/</text:span>home<text:span text:style-name="highlight_sy0">/</text:span>usernev<text:span text:style-name="highlight_sy0">/</text:span>csatolasipont</text:p>
          </table:table-cell>
        </table:table-row>
      </table:table>
      <text:p text:style-name="Text_20_body">Leválasztás:</text:p>
      <table:table table:style-name="Table">
        <table:table-column table:style-name="odt_auto_style_table_column_5_1"/>
        <table:table-row>
          <table:table-cell office:value-type="string" table:style-name="PluginODTAutoStyle_TableCell_9">
            <text:p text:style-name="PluginODTAutoStyle_Paragraph_10">fusermount <text:span text:style-name="highlight_re5">-u</text:span> <text:span text:style-name="highlight_sy0">/</text:span>home<text:span text:style-name="highlight_sy0">/</text:span>usernev<text:span text:style-name="highlight_sy0">/</text:span>csatolasipont</text:p>
          </table:table-cell>
        </table:table-row>
      </table:table>
      <text:p text:style-name="Text_20_body">Grafikus kliens az SSHFS számára:</text:p>
      <text:list text:style-name="List_20_1" text:continue-numbering="false">
        <text:list-item>
          <text:p text:style-name="List_20_1_Content_First"> <text:a xlink:type="simple" xlink:href="https://github.com/spantaleev/sftpman-gtk" text:style-name="Internet_20_link" text:visited-style-name="Visited_20_Internet_20_Link">https://github.com/spantaleev/sftpman-gtk</text:a> (Linux; 2018)</text:p>
        </text:list-item>
        <text:list-item>
          <text:p text:style-name="List_20_1_Content_Last"> <text:a xlink:type="simple" xlink:href="https://github.com/billziss-gh/sshfs-win" text:style-name="Internet_20_link" text:visited-style-name="Visited_20_Internet_20_Link">https://github.com/billziss-gh/sshfs-win</text:a> (Windows; 2018)</text:p>
        </text:list-item>
      </text:list>
      <text:h text:style-name="Heading_20_3" text:outline-level="3"><text:bookmark-start text:name="__RefHeading___ssh_known_hosts_állomány_13"/><text:bookmark-start text:name="ssh_known_hosts_állomány"/>SSH known_hosts állomány<text:bookmark-end text:name="__RefHeading___ssh_known_hosts_állomány_13"/><text:bookmark-end text:name="ssh_known_hosts_állomány"/></text:h>
      <text:p text:style-name="Text_20_body">Néha előfordulhat, hogy ~/.ssh/known_hosts állományban
olyan kulcs tartozik az IP címhez ami már elavult.</text:p>
      <text:p text:style-name="Text_20_body">Ehhez hasonló figyelmeztetést látunk:</text:p>
      <text:p text:style-name="Preformatted_20_Text">ssh joska@192.168.5.100<text:line-break/>@@@@@@@@@@@@@@@@@@@@@@@@@@@@@@@@@@@@@@@@@@@@@@@@@@@@@@@@@@@<text:line-break/>@<text:s text:c="4"/>WARNING: REMOTE HOST IDENTIFICATION HAS CHANGED!<text:s text:c="5"/>@<text:line-break/>@@@@@@@@@@@@@@@@@@@@@@@@@@@@@@@@@@@@@@@@@@@@@@@@@@@@@@@@@@@<text:line-break/>IT IS POSSIBLE THAT SOMEONE IS DOING SOMETHING NASTY!<text:line-break/>Someone could be eavesdropping on you right now (man-in-the-middle attack)!<text:line-break/>It is also possible that a host key has just been changed.<text:line-break/>The fingerprint for the ECDSA key sent by the remote host is<text:line-break/>9a:5b:1d:8f:9f:d0:04:96:62:ef:68:58:59:e6:07:9c.<text:line-break/>Please contact your system administrator.<text:line-break/>Add correct host key in /home/joska/.ssh/known_hosts to get rid of this message.<text:line-break/>Offending ECDSA key in /home/joska/.ssh/known_hosts:1<text:line-break/><text:s text:c="2"/>remove with: ssh-keygen -f "/home/joska/.ssh/known_hosts" -R 192.168.5.100<text:line-break/>ECDSA host key for 192.168.5.100 has changed and you have requested strict checking.<text:line-break/>Host key verification failed.</text:p>
      <text:p text:style-name="Text_20_body">Fontoljuk meg, hogy valóban megváltozott a gép, vagy illetéktelenek
változtatták meg. Ha változás normális, szeretnénk törölni az
ismert gépek közül.</text:p>
      <text:p text:style-name="Text_20_body">A figyelmeztetőüzenetben benne van a megoldás is. </text:p>
      <text:p text:style-name="Text_20_body">Törölhetjük az adott IP címet a következő paranccsal. </text:p>
      <text:p text:style-name="Preformatted_20_Text">ssh-keygen -f "/home/andras/.ssh/known_hosts" -R 192.168.5.100</text:p>
      <text:p text:style-name="Text_20_body">A példában a 192.168.5.100 IP címet töröljük.</text:p>
      <text:h text:style-name="Heading_20_3" text:outline-level="3"><text:bookmark-start text:name="__RefHeading___bejelentkezés_előtti_üzenet_14"/><text:bookmark-start text:name="bejelentkezés_előtti_üzenet"/>Bejelentkezés előtti üzenet<text:bookmark-end text:name="__RefHeading___bejelentkezés_előtti_üzenet_14"/><text:bookmark-end text:name="bejelentkezés_előtti_üzenet"/></text:h>
      <text:p text:style-name="Text_20_body">Szerkesszük a következő állományt:</text:p>
      <text:p text:style-name="Preformatted_20_Text"># nano /etc/ssh/sshd_config</text:p>
      <text:p text:style-name="Text_20_body">Keressük meg a következőt:</text:p>
      <text:p text:style-name="Preformatted_20_Text">#Banner /etc/issue.net</text:p>
      <text:p text:style-name="Text_20_body">Vegyük ki a sor elején a megjegyzés, „#” karakterét.</text:p>
      <text:p text:style-name="Preformatted_20_Text">Banner /etc/issue.net</text:p>
      <text:p text:style-name="Text_20_body">Mentsünk, majd indítsuk újra az SSH szervert:</text:p>
      <text:p text:style-name="Preformatted_20_Text"># service ssh restart</text:p>
      <text:h text:style-name="Heading_20_3" text:outline-level="3"><text:bookmark-start text:name="__RefHeading___jelszavak_15"/><text:bookmark-start text:name="jelszavak"/>Jelszavak<text:bookmark-end text:name="__RefHeading___jelszavak_15"/><text:bookmark-end text:name="jelszavak"/></text:h>
      <text:p text:style-name="Text_20_body">A jelszavakat ha scriptből automatizáltan szeretnénk megadni:</text:p>
      <text:p text:style-name="Preformatted_20_Text">apt install sshpass</text:p>
      <text:p text:style-name="Preformatted_20_Text">sshpass -p "titok" scp -r /hely/utvonal janos@zold.and:/utonval</text:p>
      <text:p text:style-name="Text_20_body">Ne szerepeljen a jelszó a bash history-ban:</text:p>
      <text:p text:style-name="Preformatted_20_Text">sshpass -f pass scp -r /hely/utvonal janos@zold.and:/utonval</text:p>
      <text:p text:style-name="Text_20_body">Az sshpass használható az ssh paranccsal is.</text:p>
      <text:h text:style-name="Heading_20_2" text:outline-level="2"><text:bookmark-start text:name="__RefHeading___parancsok_végrehajtása_a_távoli_gépen_16"/><text:bookmark-start text:name="parancsok_végrehajtása_a_távoli_gépen"/>Parancsok végrehajtása a távoli gépen<text:bookmark-end text:name="__RefHeading___parancsok_végrehajtása_a_távoli_gépen_16"/><text:bookmark-end text:name="parancsok_végrehajtása_a_távoli_gépen"/></text:h>
      <text:p text:style-name="Text_20_body">Az SSH továbbra is szükséges, de most nem szeretnénk belépni a távoli gépre,
csak parancsokat végrehajtani ott.</text:p>
      <text:p text:style-name="Text_20_body">Egy script futtatása a távol gépen, amikor a script a távoli gépen van:</text:p>
      <text:p text:style-name="Preformatted_20_Text">ssh janos@pluto ./ad.sh</text:p>
      <text:p text:style-name="Text_20_body">vagy:</text:p>
      <text:p text:style-name="Preformatted_20_Text">ssh janos@pluto /home/janos/ad.sh</text:p>
      <text:p text:style-name="Text_20_body">Parancs futtatási távoli gépen, de az eredményt helyben látjuk:</text:p>
      <text:p text:style-name="Preformatted_20_Text">ssh janos@pluto "ls -la"</text:p>
      <text:p text:style-name="Text_20_body">Parancs leírása, majd futtatása:</text:p>
      <text:p text:style-name="Preformatted_20_Text">$ ssh janos@pluto &lt;&lt;'END'<text:line-break/>echo 1 &gt; adat.txt<text:line-break/>END</text:p>
      <text:p text:style-name="Text_20_body">Helyi parancs futtatása távoli gépen:</text:p>
      <text:p text:style-name="Preformatted_20_Text">$ ssh janos@pluto 'bash -s' &lt; csinald.sh</text:p>
      <text:p text:style-name="Text_20_body">A Windowson dolgozunk, akkor a Putty webhelyéről letölthető plink.exe
programra lesz szükségünk, amit így használunk:</text:p>
      <text:p text:style-name="Preformatted_20_Text">C:\&gt;plink janos@pluto -m csinald.sh</text:p>
      <text:h text:style-name="Heading_20_2" text:outline-level="2"><text:bookmark-start text:name="__RefHeading___automatikus_bejelentkezés_17"/><text:bookmark-start text:name="automatikus_bejelentkezés"/>Automatikus bejelentkezés<text:bookmark-end text:name="__RefHeading___automatikus_bejelentkezés_17"/><text:bookmark-end text:name="automatikus_bejelentkezés"/></text:h>
      <text:p text:style-name="Preformatted_20_Text">ssh-keygen -t rsa</text:p>
      <text:p text:style-name="Text_20_body">vagy</text:p>
      <text:p text:style-name="Preformatted_20_Text">ssh-keygen -t dsa </text:p>
      <text:p text:style-name="Preformatted_20_Text">janos@jupiter:~$ ssh-keygen -t rsa <text:line-break/>Generating public/private rsa key pair.<text:line-break/>Enter file in which to save the key (/home/janos/.ssh/id_rsa): ./id_rsa<text:line-break/>Enter passphrase (empty for no passphrase): <text:line-break/>Enter same passphrase again: <text:line-break/>Your identification has been saved in ./id_rsa.<text:line-break/>Your public key has been saved in ./id_rsa.pub.<text:line-break/>The key fingerprint is:<text:line-break/>SHA256:Vsu1R9afuXuUIWf7KoPuoCgE0Z0gKKLIiPK0Ttv/TA0 janos@jupiter<text:line-break/>The key's randomart image is:<text:line-break/>+---[RSA 2048]----+<text:line-break/>|o..o .<text:s text:c="11"/>|<text:line-break/>|=.. o<text:s text:c="10"/>. |<text:line-break/>|O.<text:s text:c="8"/>. . o .|<text:line-break/>|B..<text:s text:c="6"/>o o = ++|<text:line-break/>|.+ .<text:s text:c="4"/>E o . =o=|<text:line-break/>|<text:s text:c="2"/>=<text:s text:c="4"/>. o<text:s text:c="3"/>. oo|<text:line-break/>| + o<text:s text:c="4"/>o ..<text:s text:c="3"/>o.|<text:line-break/>|<text:s text:c="2"/>+ .. + .. o<text:s text:c="3"/>+|<text:line-break/>|<text:s text:c="3"/>...o.ooo<text:s text:c="2"/>o.o.|<text:line-break/>+----[SHA256]-----+<text:line-break/>janos@jupiter:~$</text:p>
      <text:p text:style-name="Text_20_body">Megadhatjuk a kulcs méretét:</text:p>
      <text:p text:style-name="Preformatted_20_Text">ssh-keygen -t rsa -b 4096</text:p>
      <text:p text:style-name="Text_20_body">Létrejön két állomány (publikus és nyilvános kulcs), a felhasználó .ssh könyvtárában. Jelszót ne adjunk meg.</text:p>
      <text:p text:style-name="Preformatted_20_Text">$HOME/.ssh/id_dsa<text:line-break/>$HOME/.ssh/id_dsa.pub</text:p>
      <text:p text:style-name="Text_20_body">Azon a gépen ahol be szeretnénk jelentkezni automatikusan:</text:p>
      <text:p text:style-name="Preformatted_20_Text">su - </text:p>
      <text:p text:style-name="Preformatted_20_Text">vi /etc/ssh/sshd_config</text:p>
      <text:p text:style-name="Text_20_body">A konfigurációs fájlban a következő sorra van szükségünk:</text:p>
      <text:p text:style-name="Preformatted_20_Text">AuthorizedKeysFile %h .ssh/authorized_keys</text:p>
      <text:p text:style-name="Text_20_body">A fenti sor elől kiveszem a „#” karaktert, hogy ne legyen a sor megjegyzésbe:</text:p>
      <text:p text:style-name="Text_20_body">A publikus kulcsot felmásoljuk arra a számítógépre ahova be akarunk jelentkezni:</text:p>
      <table:table table:style-name="Table">
        <table:table-column table:style-name="odt_auto_style_table_column_6_1"/>
        <table:table-row>
          <table:table-cell office:value-type="string" table:style-name="PluginODTAutoStyle_TableCell_11">
            <text:p text:style-name="PluginODTAutoStyle_Paragraph_12"><text:span text:style-name="highlight_kw2">scp</text:span> <text:span text:style-name="highlight_re1">$HOME</text:span><text:span text:style-name="highlight_sy0">/</text:span>.ssh<text:span text:style-name="highlight_sy0">/</text:span>id_dsa.pub<text:s text:c="3"/>user<text:span text:style-name="highlight_sy0">@</text:span>hova:.ssh<text:span text:style-name="highlight_sy0">/</text:span>authorized_keys</text:p>
          </table:table-cell>
        </table:table-row>
      </table:table>
      <text:p text:style-name="Text_20_body">Fontos, hogy a felmásolt név authorized_keys legyen az .shh könyvtárban.</text:p>
      <text:h text:style-name="Heading_20_2" text:outline-level="2"><text:bookmark-start text:name="__RefHeading___kulcsok_konvertálása_18"/><text:bookmark-start text:name="kulcsok_konvertálása"/>Kulcsok konvertálása<text:bookmark-end text:name="__RefHeading___kulcsok_konvertálása_18"/><text:bookmark-end text:name="kulcsok_konvertálása"/></text:h>
      <text:h text:style-name="Heading_20_3" text:outline-level="3"><text:bookmark-start text:name="__RefHeading___putty_kulcspár_konvertálása_openssh_kulcspárrá_19"/><text:bookmark-start text:name="putty_kulcspár_konvertálása_openssh_kulcspárrá"/>Putty kulcspár konvertálása OpenSSH kulcspárrá<text:bookmark-end text:name="__RefHeading___putty_kulcspár_konvertálása_openssh_kulcspárrá_19"/><text:bookmark-end text:name="putty_kulcspár_konvertálása_openssh_kulcspárrá"/></text:h>
      <text:h text:style-name="Heading_20_4" text:outline-level="4"><text:bookmark-start text:name="__RefHeading___windowson_20"/><text:bookmark-start text:name="windowson"/>Windowson<text:bookmark-end text:name="__RefHeading___windowson_20"/><text:bookmark-end text:name="windowson"/></text:h>
      <text:list text:style-name="List_20_1" text:continue-numbering="false">
        <text:list-item>
          <text:p text:style-name="List_20_1_Content_First"> Indítsuk el a PuttyGen programot</text:p>
        </text:list-item>
        <text:list-item>
          <text:p text:style-name="List_20_1_Content"> Load gombbal töltsük be a privát kulcsot.</text:p>
        </text:list-item>
        <text:list-item>
          <text:p text:style-name="List_20_1_Content"> Konvertáljuk:</text:p>
          <text:list text:style-name="List_20_1">
            <text:list-item>
              <text:p text:style-name="List_20_1_Content"> Conversions -&gt; Export OpenSSH</text:p>
            </text:list-item>
            <text:list-item>
              <text:p text:style-name="List_20_1_Content"> A privát kulcsot kell (és csak azt tudjuk exportálni</text:p>
            </text:list-item>
          </text:list>
        </text:list-item>
        <text:list-item>
          <text:p text:style-name="List_20_1_Content"> Másoljuk a ~/ssh/id_rsa állományba</text:p>
        </text:list-item>
        <text:list-item>
          <text:p text:style-name="List_20_1_Content"> Készítsük el az RFC 4716 verziót az ssh-keygen paranccsal:</text:p>
          <text:list text:style-name="List_20_1">
            <text:list-item>
              <text:p text:style-name="List_20_1_Content"> ssh-keygen -e -f ~/.ssh/id_rsa &gt; ~/.ssh/id_rsa_com.pub</text:p>
            </text:list-item>
          </text:list>
        </text:list-item>
        <text:list-item>
          <text:p text:style-name="List_20_1_Content"> Készítsük el az RFC 4716-ból az OpenSSH formátumot:</text:p>
          <text:list text:style-name="List_20_1">
            <text:list-item>
              <text:p text:style-name="List_20_1_Content_Last"> ssh-keygen -i -f ~/.ssh/id_rsa_com.pub &gt; ~/.ssh/id_rsa.pub</text:p>
            </text:list-item>
          </text:list>
        </text:list-item>
      </text:list>
      <text:h text:style-name="Heading_20_4" text:outline-level="4"><text:bookmark-start text:name="__RefHeading___linuxon_21"/><text:bookmark-start text:name="linuxon"/>Linuxon<text:bookmark-end text:name="__RefHeading___linuxon_21"/><text:bookmark-end text:name="linuxon"/></text:h>
      <text:p text:style-name="Text_20_body">Szükséges csomag telepítése:</text:p>
      <text:p text:style-name="Preformatted_20_Text">apt install putty-tools</text:p>
      <text:p text:style-name="Text_20_body">Putty kulcspár létrehozása:</text:p>
      <text:p text:style-name="Preformatted_20_Text">puttygen -t rsa -b 2048 -C "janos@zold.and" -o id_rsa.ppk</text:p>
      <text:p text:style-name="Text_20_body">Privát kulcs készítse:</text:p>
      <text:p text:style-name="Preformatted_20_Text">puttygen id_rsa.ppk -O private-openssh -o id_dra</text:p>
      <text:p text:style-name="Text_20_body">Publikus kulcs készítése:</text:p>
      <text:p text:style-name="Preformatted_20_Text">puttygen id_rsa.ppk -O public-openssh -o id_dra.pub</text:p>
      <text:h text:style-name="Heading_20_3" text:outline-level="3"><text:bookmark-start text:name="__RefHeading___openssh_kulcsból_putty_kulcs_22"/><text:bookmark-start text:name="openssh_kulcsból_putty_kulcs"/>OpenSSH kulcsból Putty kulcs<text:bookmark-end text:name="__RefHeading___openssh_kulcsból_putty_kulcs_22"/><text:bookmark-end text:name="openssh_kulcsból_putty_kulcs"/></text:h>
      <text:p text:style-name="Text_20_body">OpenSSH kulcsból Putty kulcs Linuxon. </text:p>
      <text:p text:style-name="Text_20_body">Szükséges eszköz telepítése:</text:p>
      <text:p text:style-name="Preformatted_20_Text">apt install putty-tools</text:p>
      <text:p text:style-name="Text_20_body">Putty kulcs készítése:</text:p>
      <text:p text:style-name="Preformatted_20_Text">puttygen id_rsa -o id_rsa.ppk</text:p>
      <text:h text:style-name="Heading_20_2" text:outline-level="2"><text:bookmark-start text:name="__RefHeading___sftp_és_sshfs_23"/><text:bookmark-start text:name="sftp_és_sshfs"/>SFTP és SSHFS<text:bookmark-end text:name="__RefHeading___sftp_és_sshfs_23"/><text:bookmark-end text:name="sftp_és_sshfs"/></text:h>
      <text:p text:style-name="Text_20_body">A példában webmestereknek szeretnénk egy könyvtárat elérhetővé tenni, hogy oda feltölthessék 
állományaikat, mindezt valamilyen biztonságos protokollon keresztül. Nem szeretnénk, hogy a
webmester betudjon lépni linuxos felhasználóként programindítás céljából. </text:p>
      <text:h text:style-name="Heading_20_3" text:outline-level="3"><text:bookmark-start text:name="__RefHeading___szerveroldalon_24"/><text:bookmark-start text:name="szerveroldalon"/>Szerveroldalon<text:bookmark-end text:name="__RefHeading___szerveroldalon_24"/><text:bookmark-end text:name="szerveroldalon"/></text:h>
      <text:p text:style-name="Text_20_body">Egy csoport a webmseterk számára:</text:p>
      <text:p text:style-name="Preformatted_20_Text">addgroup webmaster</text:p>
      <text:p text:style-name="Text_20_body">Ez lesz a gyökérkönyvtára:</text:p>
      <text:p text:style-name="Preformatted_20_Text">mkdir -p /home/www/zoldand</text:p>
      <text:p text:style-name="Text_20_body">A zoldand felhasználó fog feltölteni:</text:p>
      <text:p text:style-name="Preformatted_20_Text">useradd -d / -s /bin/false zoldand<text:line-break/>usermod -a -G webmaster zoldand</text:p>
      <text:p text:style-name="Text_20_body">A gyökérkönyvtárat nem írhatja a felhasználó, csak a chroot kedvéért csináltuk.
Egy újabb könyvtárat hozunk létre számára:</text:p>
      <text:p text:style-name="Preformatted_20_Text">mkdir -p /home/www/zoldand/zoldand<text:line-break/>chgrp webmaster /home/web/zoldand/zoldand<text:line-break/>chmod 775 /home/www/zoldand/zoldand</text:p>
      <text:p text:style-name="Text_20_body">Az apache webszerver egy htdocs könyvtárat fog kiszolgálni:</text:p>
      <text:p text:style-name="Preformatted_20_Text">mkdir /home/www/zoldand/zoldand/htdocs</text:p>
      <table:table table:style-name="Table">
        <table:table-column table:style-name="odt_auto_style_table_column_7_1"/>
        <table:table-row>
          <table:table-cell office:value-type="string" table:style-name="PluginODTAutoStyle_TableCell_13">
            <text:p text:style-name="PluginODTAutoStyle_Paragraph_14">[...]<text:line-break/>Subsystem sftp /usr/lib/openssh/sftp-server<text:line-break/>[...]<text:line-break/>Match Group webmester<text:line-break/><text:s text:c="4"/>ChrootDirectory /home/www/zoldand<text:line-break/><text:s text:c="4"/>AllowTCPForwarding no<text:line-break/><text:s text:c="4"/>X11Forwarding no<text:line-break/><text:s text:c="4"/>ForceCommand internal-sftp</text:p>
          </table:table-cell>
        </table:table-row>
      </table:table>
      <text:p text:style-name="Preformatted_20_Text">systemctl restart sshd</text:p>
      <text:h text:style-name="Heading_20_3" text:outline-level="3"><text:bookmark-start text:name="__RefHeading___kliens_oldalon_25"/><text:bookmark-start text:name="kliens_oldalon"/>Kliens oldalon<text:bookmark-end text:name="__RefHeading___kliens_oldalon_25"/><text:bookmark-end text:name="kliens_oldalon"/></text:h>
      <text:p text:style-name="Text_20_body">Elérés SFTP protokollal:</text:p>
      <text:p text:style-name="Preformatted_20_Text">sftp zoldand@server</text:p>
      <text:p text:style-name="Text_20_body">Elérés SSHFS protokollal:</text:p>
      <text:p text:style-name="Preformatted_20_Text">apt install sshfs<text:line-break/>mkdir ~/c<text:line-break/>sshfs zoldand@server: ~/c</text:p>
      <text:h text:style-name="Heading_20_3" text:outline-level="3"><text:bookmark-start text:name="__RefHeading___linkek_26"/><text:bookmark-start text:name="linkek"/>Linkek<text:bookmark-end text:name="__RefHeading___linkek_26"/><text:bookmark-end text:name="linkek"/></text:h>
      <text:h text:style-name="Heading_20_4" text:outline-level="4"><text:bookmark-start text:name="__RefHeading___forrás_27"/><text:bookmark-start text:name="forrás"/>Forrás<text:bookmark-end text:name="__RefHeading___forrás_27"/><text:bookmark-end text:name="forrás"/></text:h>
      <text:list text:style-name="List_20_1" text:continue-numbering="false">
        <text:list-item>
          <text:p text:style-name="LastListParagraph_List_20_1_Content_First"> <text:a xlink:type="simple" xlink:href="https://www.server-world.info/en/note?os=Debian_9&amp;p=ssh&amp;f=5" text:style-name="Internet_20_link" text:visited-style-name="Visited_20_Internet_20_Link">https://www.server-world.info/en/note?os=Debian_9&amp;p=ssh&amp;f=5</text:a> (2018)</text:p>
        </text:list-item>
      </text:list>
      <text:h text:style-name="Heading_20_4" text:outline-level="4"><text:bookmark-start text:name="__RefHeading___programok_28"/><text:bookmark-start text:name="programok"/>Programok<text:bookmark-end text:name="__RefHeading___programok_28"/><text:bookmark-end text:name="programok"/></text:h>
      <text:list text:style-name="List_20_1" text:continue-numbering="false">
        <text:list-item>
          <text:p text:style-name="List_20_1_Content_First"> <text:a xlink:type="simple" xlink:href="https://mhogomchungu.github.io/sirikali/" text:style-name="Internet_20_link" text:visited-style-name="Visited_20_Internet_20_Link">https://mhogomchungu.github.io/sirikali/</text:a> (Win; 2018)</text:p>
        </text:list-item>
        <text:list-item>
          <text:p text:style-name="List_20_1_Content_Last"> <text:a xlink:type="simple" xlink:href="https://github.com/billziss-gh/sshfs-win" text:style-name="Internet_20_link" text:visited-style-name="Visited_20_Internet_20_Link">https://github.com/billziss-gh/sshfs-win</text:a> (Win; 2018)</text:p>
        </text:list-item>
      </text:list>
      <text:h text:style-name="Heading_20_2" text:outline-level="2"><text:bookmark-start text:name="__RefHeading___kapcsolódás_gdm-hez_29"/><text:bookmark-start text:name="kapcsolódás_gdm-hez"/>Kapcsolódás GDM-hez<text:bookmark-end text:name="__RefHeading___kapcsolódás_gdm-hez_29"/><text:bookmark-end text:name="kapcsolódás_gdm-hez"/></text:h>
      <text:h text:style-name="Heading_20_3" text:outline-level="3"><text:bookmark-start text:name="__RefHeading___windowson_szükséges_program_30"/><text:bookmark-start text:name="windowson_szükséges_program"/>Windowson szükséges program<text:bookmark-end text:name="__RefHeading___windowson_szükséges_program_30"/><text:bookmark-end text:name="windowson_szükséges_program"/></text:h>
      <text:p text:style-name="Preformatted_20_Text">Xming</text:p>
      <text:h text:style-name="Heading_20_3" text:outline-level="3"><text:bookmark-start text:name="__RefHeading___debian_gnu_linux_alatt_be_kell_állítani_31"/><text:bookmark-start text:name="debian_gnu_linux_alatt_be_kell_állítani"/>Debian GNU/Linux alatt be kell állítani<text:bookmark-end text:name="__RefHeading___debian_gnu_linux_alatt_be_kell_állítani_31"/><text:bookmark-end text:name="debian_gnu_linux_alatt_be_kell_állítani"/></text:h>
      <text:p text:style-name="Preformatted_20_Text">/etc/gdm3/daemon.conf</text:p>
      <table:table table:style-name="Table">
        <table:table-column table:style-name="odt_auto_style_table_column_8_1"/>
        <table:table-row>
          <table:table-cell office:value-type="string" table:style-name="PluginODTAutoStyle_TableCell_15">
            <text:p text:style-name="PluginODTAutoStyle_Paragraph_16"><text:span text:style-name="highlight_re0"><text:span text:style-name="highlight_br0">[</text:span>xdmcp<text:span text:style-name="highlight_br0">]</text:span></text:span><text:line-break/><text:span text:style-name="highlight_re1">Enable</text:span><text:span text:style-name="highlight_sy0">=</text:span><text:span text:style-name="highlight_re2">true</text:span></text:p>
          </table:table-cell>
        </table:table-row>
      </table:table>
      <text:h text:style-name="Heading_20_3" text:outline-level="3"><text:bookmark-start text:name="__RefHeading___kapcsolódás_32"/><text:bookmark-start text:name="kapcsolódás"/>Kapcsolódás<text:bookmark-end text:name="__RefHeading___kapcsolódás_32"/><text:bookmark-end text:name="kapcsolódás"/></text:h>
      <text:p text:style-name="Text_20_body">Az Xlaunch programot kell indítanunk. </text:p>
      <text:p text:style-name="Text_20_body">Az előugró varázslóban a következőket válasszuk:</text:p>
      <text:list text:style-name="List_20_1" text:continue-numbering="false">
        <text:list-item>
          <text:p text:style-name="List_20_1_Content_First"> One Window (Tovább)</text:p>
        </text:list-item>
        <text:list-item>
          <text:p text:style-name="List_20_1_Content"> Open session via XDMCP (Tovább)</text:p>
        </text:list-item>
        <text:list-item>
          <text:p text:style-name="List_20_1_Content"> Connect to host: 192.168.16.21 (A Linuxos gép IP címe; Tovább)</text:p>
        </text:list-item>
        <text:list-item>
          <text:p text:style-name="List_20_1_Content"> (Tovább)</text:p>
        </text:list-item>
        <text:list-item>
          <text:p text:style-name="List_20_1_Content_Last"> Save configuration (Bejezés)</text:p>
        </text:list-item>
      </text:list>
      <text:h text:style-name="Heading_20_2" text:outline-level="2"><text:bookmark-start text:name="__RefHeading___vnc_33"/><text:bookmark-start text:name="vnc"/>VNC<text:bookmark-end text:name="__RefHeading___vnc_33"/><text:bookmark-end text:name="vnc"/></text:h>
      <text:h text:style-name="Heading_20_3" text:outline-level="3"><text:bookmark-start text:name="__RefHeading___vnc_szerver_34"/><text:bookmark-start text:name="vnc_szerver"/>VNC szerver<text:bookmark-end text:name="__RefHeading___vnc_szerver_34"/><text:bookmark-end text:name="vnc_szerver"/></text:h>
      <text:p text:style-name="Preformatted_20_Text">apt-get install tightvncserver</text:p>
      <text:p text:style-name="Text_20_body">A felhasználó beállít egy jelszót az eléréshez:</text:p>
      <table:table table:style-name="Table">
        <table:table-column table:style-name="odt_auto_style_table_column_9_1"/>
        <table:table-row>
          <table:table-cell office:value-type="string" table:style-name="PluginODTAutoStyle_TableCell_17">
            <text:p text:style-name="PluginODTAutoStyle_Paragraph_18">vncpasswd<text:line-break/>Using password <text:span text:style-name="highlight_kw2">file</text:span> <text:span text:style-name="highlight_sy0">/</text:span>home<text:span text:style-name="highlight_sy0">/</text:span>joe<text:span text:style-name="highlight_sy0">/</text:span>.vnc<text:span text:style-name="highlight_sy0">/</text:span><text:span text:style-name="highlight_kw2">passwd</text:span><text:line-break/>Password: <text:line-break/>Warning: password truncated to the length of <text:span text:style-name="highlight_nu0">8</text:span>.<text:line-break/>Verify:<text:s text:c="3"/><text:line-break/>Would you like to enter a view-only password <text:span text:style-name="highlight_br0">(</text:span>y<text:span text:style-name="highlight_sy0">/</text:span>n<text:span text:style-name="highlight_br0">)</text:span>? n</text:p>
          </table:table-cell>
        </table:table-row>
      </table:table>
      <text:p text:style-name="Text_20_body">Elindítjuk a szervert:</text:p>
      <table:table table:style-name="Table">
        <table:table-column table:style-name="odt_auto_style_table_column_10_1"/>
        <table:table-row>
          <table:table-cell office:value-type="string" table:style-name="PluginODTAutoStyle_TableCell_19">
            <text:p text:style-name="PluginODTAutoStyle_Paragraph_20">vncserver<text:line-break/> <text:line-break/>New <text:span text:style-name="highlight_st_h">'X'</text:span> desktop is servername:<text:span text:style-name="highlight_nu0">1</text:span><text:line-break/> <text:line-break/>Starting applications specified <text:span text:style-name="highlight_kw1">in</text:span> <text:span text:style-name="highlight_sy0">/</text:span>home<text:span text:style-name="highlight_sy0">/</text:span>joe<text:span text:style-name="highlight_sy0">/</text:span>.vnc<text:span text:style-name="highlight_sy0">/</text:span>xstartup<text:line-break/>Log <text:span text:style-name="highlight_kw2">file</text:span> is <text:span text:style-name="highlight_sy0">/</text:span>home<text:span text:style-name="highlight_sy0">/</text:span>joe<text:span text:style-name="highlight_sy0">/</text:span>.vnc<text:span text:style-name="highlight_sy0">/</text:span>servername:<text:span text:style-name="highlight_nu0">1</text:span>.log</text:p>
          </table:table-cell>
        </table:table-row>
      </table:table>
      <text:h text:style-name="Heading_20_3" text:outline-level="3"><text:bookmark-start text:name="__RefHeading___kapcsolódás_egy_vnc_szerverhez_35"/><text:bookmark-start text:name="kapcsolódás_egy_vnc_szerverhez"/>Kapcsolódás egy VNC szerverhez<text:bookmark-end text:name="__RefHeading___kapcsolódás_egy_vnc_szerverhez_35"/><text:bookmark-end text:name="kapcsolódás_egy_vnc_szerverhez"/></text:h>
      <text:p text:style-name="Preformatted_20_Text">apt-get install xtightvncserver</text:p>
      <text:p text:style-name="Preformatted_20_Text">xtightvncviewer 192.168.1.4:1</text:p>
      <text:p text:style-name="Text_20_body">Kapcsolódhatunk a VNC port megadásával:</text:p>
      <text:p text:style-name="Preformatted_20_Text">192.168.5.104:5900</text:p>
      <text:h text:style-name="Heading_20_3" text:outline-level="3"><text:bookmark-start text:name="__RefHeading___témához_kapcsolódó_csomagok_36"/><text:bookmark-start text:name="témához_kapcsolódó_csomagok"/>Témához kapcsolódó csomagok<text:bookmark-end text:name="__RefHeading___témához_kapcsolódó_csomagok_36"/><text:bookmark-end text:name="témához_kapcsolódó_csomagok"/></text:h>
      <text:list text:style-name="List_20_1" text:continue-numbering="false">
        <text:list-item>
          <text:p text:style-name="List_20_1_Content_First"> tightvncserver - VNC szerver</text:p>
        </text:list-item>
        <text:list-item>
          <text:p text:style-name="List_20_1_Content"> xtightvncviewer - VNC kliens</text:p>
        </text:list-item>
        <text:list-item>
          <text:p text:style-name="List_20_1_Content"> directvnc - VNC kliens, a framebuffer-t használja megjelenítőnek</text:p>
        </text:list-item>
        <text:list-item>
          <text:p text:style-name="List_20_1_Content"> gnome-rdp - Távoliasztal kliens GNOME számára</text:p>
        </text:list-item>
        <text:list-item>
          <text:p text:style-name="List_20_1_Content"> gvncviewer - VNC viewer, amely a gtk-vnc programot használja</text:p>
        </text:list-item>
        <text:list-item>
          <text:p text:style-name="List_20_1_Content"> gtkvncviewer - Kicsi GNOME alapú VNC kliens</text:p>
        </text:list-item>
        <text:list-item>
          <text:p text:style-name="List_20_1_Content"> remmina - Távoliasztal kliens GNOME számára</text:p>
        </text:list-item>
        <text:list-item>
          <text:p text:style-name="List_20_1_Content"> tsclient - Távoli asztal kliens GNOME-hoz (front-end)</text:p>
        </text:list-item>
        <text:list-item>
          <text:p text:style-name="List_20_1_Content"> vinagre - Távoli asztal kliens GNOME-hoz</text:p>
        </text:list-item>
        <text:list-item>
          <text:p text:style-name="List_20_1_Content"> vnc4server - VNC szerver</text:p>
        </text:list-item>
        <text:list-item>
          <text:p text:style-name="List_20_1_Content"> xvnc4viewer - VNC kliens</text:p>
        </text:list-item>
        <text:list-item>
          <text:p text:style-name="List_20_1_Content"> xrdp - Remote Desktop Protocol (RDP) szerver</text:p>
        </text:list-item>
        <text:list-item>
          <text:p text:style-name="List_20_1_Content"> rdesktop - Windows elérése</text:p>
        </text:list-item>
        <text:list-item>
          <text:p text:style-name="List_20_1_Content"> krfb - A KDE VNC szervere; bármely VNC klienssel kapcsolódhatunk</text:p>
        </text:list-item>
        <text:list-item>
          <text:p text:style-name="List_20_1_Content_Last"> x11vnc - X és parancssoros VNC szerver; sok kapcsoló: man x11vnc</text:p>
        </text:list-item>
      </text:list>
      <text:h text:style-name="Heading_20_3" text:outline-level="3"><text:bookmark-start text:name="__RefHeading___x11vnc_37"/><text:bookmark-start text:name="x11vnc"/>x11vnc<text:bookmark-end text:name="__RefHeading___x11vnc_37"/><text:bookmark-end text:name="x11vnc"/></text:h>
      <text:p text:style-name="Text_20_body">Szerver:</text:p>
      <text:p text:style-name="Preformatted_20_Text">x11vnc -rfbauth ~/.vnc/passwd</text:p>
      <text:p text:style-name="Preformatted_20_Text">x11vnc -forever -bg</text:p>
      <table:table table:style-name="Table">
        <table:table-column/>
        <table:table-column/>
        <table:table-row>
          <table:table-cell office:value-type="string" table:style-name="tablecell">
            <text:p text:style-name="tablealignleft"> -forever </text:p>
          </table:table-cell>
          <table:table-cell office:value-type="string" table:style-name="tablecell">
            <text:p text:style-name="tablealignleft"> Várjon több kapcsolatra is, ne csak az elsőre  </text:p>
          </table:table-cell>
        </table:table-row>
        <table:table-row>
          <table:table-cell office:value-type="string" table:style-name="tablecell">
            <text:p text:style-name="tablealignleft"> -bg      </text:p>
          </table:table-cell>
          <table:table-cell office:value-type="string" table:style-name="tablecell">
            <text:p text:style-name="tablealigncenter">  A képernyő beállítása után a háttérbe.   </text:p>
          </table:table-cell>
        </table:table-row>
        <table:table-row>
          <table:table-cell office:value-type="string" table:style-name="tablecell">
            <text:p text:style-name="tablealignleft"> -rfbauth  /útvonal/jelszófájlhoz </text:p>
          </table:table-cell>
          <table:table-cell office:value-type="string" table:style-name="tablecell"/>
        </table:table-row>
        <table:table-row>
          <table:table-cell office:value-type="string" table:style-name="tablecell">
            <text:p text:style-name="tablealignleft"> -allow host1[, host2..]  </text:p>
          </table:table-cell>
          <table:table-cell office:value-type="string" table:style-name="tablecell">
            <text:p text:style-name="tablealignleft"> Csak adott kliensek kapcsolódhatnak.  </text:p>
          </table:table-cell>
        </table:table-row>
        <table:table-row>
          <table:table-cell office:value-type="string" table:style-name="tablecell">
            <text:p text:style-name="tablealignleft"> -unixpw [lista]  </text:p>
          </table:table-cell>
          <table:table-cell office:value-type="string" table:style-name="tablecell">
            <text:p text:style-name="tablealignleft"> Unix azonosítás, felhasználónév és jelszó. \ A lista opcionális, vesszővel tagolt engedélyezett felhasználók.  </text:p>
          </table:table-cell>
        </table:table-row>
        <table:table-row>
          <table:table-cell office:value-type="string" table:style-name="tablecell">
            <text:p text:style-name="tablealignleft"> -passwd jelszó  </text:p>
          </table:table-cell>
          <table:table-cell office:value-type="string" table:style-name="tablecell">
            <text:p text:style-name="tablealignleft"> azonosítás plain-text jelszóval  </text:p>
          </table:table-cell>
        </table:table-row>
        <table:table-row>
          <table:table-cell office:value-type="string" table:style-name="tablecell">
            <text:p text:style-name="tablealignleft"> -geometry FxV  </text:p>
          </table:table-cell>
          <table:table-cell office:value-type="string" table:style-name="tablecell">
            <text:p text:style-name="tablealignleft"> függőleges és vízszintes geometria  </text:p>
          </table:table-cell>
        </table:table-row>
        <table:table-row>
          <table:table-cell office:value-type="string" table:style-name="tablecell">
            <text:p text:style-name="tablealignleft"> -viewonly  </text:p>
          </table:table-cell>
          <table:table-cell office:value-type="string" table:style-name="tablecell">
            <text:p text:style-name="tablealigncenter">  A kliens csak nézhet  </text:p>
          </table:table-cell>
        </table:table-row>
      </table:table>
      <text:h text:style-name="Heading_20_4" text:outline-level="4"><text:bookmark-start text:name="__RefHeading___systemd_szolgáltatás_létrehozása_38"/><text:bookmark-start text:name="systemd_szolgáltatás_létrehozása"/>systemd szolgáltatás létrehozása<text:bookmark-end text:name="__RefHeading___systemd_szolgáltatás_létrehozása_38"/><text:bookmark-end text:name="systemd_szolgáltatás_létrehozása"/></text:h>
      <text:p text:style-name="Preformatted_20_Text">cp ~/.vnc/passwd /etc/vnc.passwd<text:line-break/>chmod 600 /etc/vnc.passwd</text:p>
      <text:p text:style-name="Preformatted_20_Text">nano /etc/systemd/system/x11vnc.service</text:p>
      <text:p text:style-name="Preformatted_20_Text">[Unit]<text:line-break/>Description=x11vnc szerver<text:line-break/>After=multi-user.target<text:line-break/><text:line-break/>[Service]<text:line-break/>Type=simple<text:line-break/>ExecStart=/usr/bin/x11vnc -auth guess -forever -loop -noxdamage -repeat -rfbauth /etc/vnc.passwd -rfbport 5900 -shared<text:line-break/>ExecStop=/usr/bin/x11vnc -R stop<text:line-break/>Restart=on-failure<text:line-break/>RestartSec=2<text:line-break/><text:line-break/>[Install]<text:line-break/>WantedBy=multi-user.target</text:p>
      <text:p text:style-name="Preformatted_20_Text">systemctl enable vnc.service<text:line-break/>systemctl daemon-reload</text:p>
      <text:p text:style-name="Text_20_body">Esetleg lehet egy ilyen sor:</text:p>
      <text:p text:style-name="Preformatted_20_Text">ExecStart=/usr/bin/x11vnc -display :0 -rfbauth /etc/x11vnc.pwd -shared -forever -o /var/log/x11vnc.log</text:p>
      <text:p text:style-name="Preformatted_20_Text">systemctl start x11vnc</text:p>
      <text:h text:style-name="Heading_20_2" text:outline-level="2"><text:bookmark-start text:name="__RefHeading___rssh_39"/><text:bookmark-start text:name="rssh"/>RSSH<text:bookmark-end text:name="__RefHeading___rssh_39"/><text:bookmark-end text:name="rssh"/></text:h>
      <text:p text:style-name="Text_20_body">Az rssh egy speciális shell.</text:p>
      <text:p text:style-name="Text_20_body">Állítsuk be például a joska felhasználó számára:</text:p>
      <text:p text:style-name="Preformatted_20_Text">chsh -s /usr/bin/rssh joska</text:p>
      <text:p text:style-name="Text_20_body">A rssh.conf fájlban megmondhatjuk, hogy ez a felhasználó nem tudjon,
belépni, csak az scp paranccsal tudjon dolgozni.</text:p>
      <text:p text:style-name="Preformatted_20_Text">mcedit /etc/rssh.conf</text:p>
      <text:p text:style-name="Text_20_body">Keressük meg az allowscp-t tartalmazó sort, majd vegyük ke a sor elejéről
a megjegyzést:</text:p>
      <text:p text:style-name="Preformatted_20_Text">allowscp</text:p>
      <text:h text:style-name="Heading_20_2" text:outline-level="2"><text:bookmark-start text:name="__RefHeading___clusterssh_40"/><text:bookmark-start text:name="clusterssh"/>ClusterSSH<text:bookmark-end text:name="__RefHeading___clusterssh_40"/><text:bookmark-end text:name="clusterssh"/></text:h>
      <text:p text:style-name="Text_20_body">A ClusterSSH lehetővé teszi, hogy több távoli gépen egyszerre dolgozzunk.
Maga a ClusterSSH egy kliens program, amivel egyszerre több kapcsolatot 
nyitok SSH szerverek felé.</text:p>
      <text:p text:style-name="Text_20_body">Telepítés:</text:p>
      <text:p text:style-name="Preformatted_20_Text">apt install clusterssh</text:p>
      <text:p text:style-name="Text_20_body">Legyen három szerver, pluto, neptun és jupter.  Ezeken a neveken érhető el, ha használhatnánk akár
IP címet is. Mindhárom gépen van egy janos nevű felhasználó.</text:p>
      <text:p text:style-name="Text_20_body">Ezek után belépés a három szerverre egyszerre: </text:p>
      <text:p text:style-name="Preformatted_20_Text">cssh janos@pluto janos@neptun janos@jupiter</text:p>
      <text:p text:style-name="Text_20_body">Négy újabb ablak nyílik. Ebből három az adott szerverekhez tartozó terminálablak.
Ugyanakkor egy kis grafikus ablak is nyílik, ahol a beviteli mezőbe gépelve, 
a begépelt utasítások mindhárom gépen megjelennek.</text:p>
      <text:p text:style-name="Text_20_body">A ClusterSSH használatához grafikus felületre van szükség kliens oldalon. </text:p>
      <text:p text:style-name="Text_20_body">Egyéb információk a ClusterSSH weblapján:</text:p>
      <text:list text:style-name="List_20_1" text:continue-numbering="false">
        <text:list-item>
          <text:p text:style-name="LastListParagraph_List_20_1_Content_First"> <text:a xlink:type="simple" xlink:href="https://github.com/duncs/clusterssh/wiki" text:style-name="Internet_20_link" text:visited-style-name="Visited_20_Internet_20_Link">https://github.com/duncs/clusterssh/wiki</text:a></text:p>
        </text:list-item>
      </text:list>
      <text:h text:style-name="Heading_20_2" text:outline-level="2"><text:bookmark-start text:name="__RefHeading___windowsos_távoli-gép_41"/><text:bookmark-start text:name="windowsos_távoli-gép"/>Windowsos távoli-gép<text:bookmark-end text:name="__RefHeading___windowsos_távoli-gép_41"/><text:bookmark-end text:name="windowsos_távoli-gép"/></text:h>
      <text:p text:style-name="Text_20_body">Telepítsük az rdesktop csomagot:</text:p>
      <text:p text:style-name="Preformatted_20_Text">apt install rdesktop</text:p>
      <text:p text:style-name="Preformatted_20_Text">rdesktop 192.168.10.11</text:p>
      <text:p text:style-name="Text_20_body">Ha hitelesítés, tartomány és geometria is szükséges:</text:p>
      <text:p text:style-name="Preformatted_20_Text">rdesktop -d zold.and -u janos -p titok -g 1024x768 192.168.10.11</text:p>
      <text:p text:style-name="Text_20_body">A példában a:</text:p>
      <text:list text:style-name="List_20_1" text:continue-numbering="false">
        <text:list-item>
          <text:p text:style-name="List_20_1_Content_First"> tartománynév: zold.and</text:p>
        </text:list-item>
        <text:list-item>
          <text:p text:style-name="List_20_1_Content"> felhasználónév a tartományban: janos</text:p>
        </text:list-item>
        <text:list-item>
          <text:p text:style-name="List_20_1_Content"> janos jelszava: titok</text:p>
        </text:list-item>
        <text:list-item>
          <text:p text:style-name="List_20_1_Content"> felbontás: 1024×768-as felbontást szeretnénk</text:p>
        </text:list-item>
        <text:list-item>
          <text:p text:style-name="List_20_1_Content_Last"> a Windowsos gép IP címe</text:p>
        </text:list-item>
      </text:list>
      <text:h text:style-name="Heading_20_2" text:outline-level="2"><text:bookmark-start text:name="__RefHeading___stunnel4_42"/><text:bookmark-start text:name="stunnel4"/>stunnel4<text:bookmark-end text:name="__RefHeading___stunnel4_42"/><text:bookmark-end text:name="stunnel4"/></text:h>
      <text:h text:style-name="Heading_20_3" text:outline-level="3"><text:bookmark-start text:name="__RefHeading___az_stunnelről_43"/><text:bookmark-start text:name="az_stunnelről"/>Az stunnelről<text:bookmark-end text:name="__RefHeading___az_stunnelről_43"/><text:bookmark-end text:name="az_stunnelről"/></text:h>
      <text:p text:style-name="Text_20_body">Az stunnel egy több platformos, nyílt forráskódú szoftver,
amely lehetővé teszi hálózati protokollok alagutaztatását,
TLS kapcsolaton keresztül. Az adott hálózati alkalmazásnak egyáltalán 
nem kell ehhez ismernie a TLS protokollt. Az hálózati forgalom így
biztonságosan, titkosítva haladhat az Interneten. Használható
Linux, Windows és Android rendszeren. </text:p>
      <text:p text:style-name="Text_20_body">Az stunnel segítségével egy privát hálózatban elérhető szolgáltatást
az Interneten keresztül biztonságosan elérhetünk bárhonnan. </text:p>
      <text:p text:style-name="Text_20_body">A projekt weboldala:</text:p>
      <text:list text:style-name="List_20_1" text:continue-numbering="false">
        <text:list-item>
          <text:p text:style-name="LastListParagraph_List_20_1_Content_First"> <text:a xlink:type="simple" xlink:href="https://www.stunnel.org/" text:style-name="Internet_20_link" text:visited-style-name="Visited_20_Internet_20_Link">https://www.stunnel.org/</text:a></text:p>
        </text:list-item>
      </text:list>
      <text:p text:style-name="Text_20_body">Ehhez hasonló megoldás az SSH alagút. </text:p>
      <text:h text:style-name="Heading_20_3" text:outline-level="3"><text:bookmark-start text:name="__RefHeading___cél_44"/><text:bookmark-start text:name="cél"/>Cél<text:bookmark-end text:name="__RefHeading___cél_44"/><text:bookmark-end text:name="cél"/></text:h>
      <text:p text:style-name="Text_20_body">Szeretnénk egy belső hálózat webszerverét elérni, titkosított alagúton keresztül. 
A webszerver csak a belső hálózatról érhető el.
Az is célunk, hogy a szervert csak azonosítás után lehessen elérni.</text:p>
      <text:h text:style-name="Heading_20_3" text:outline-level="3"><text:bookmark-start text:name="__RefHeading___szerver_oldalon_45"/><text:bookmark-start text:name="szerver_oldalon"/>Szerver oldalon<text:bookmark-end text:name="__RefHeading___szerver_oldalon_45"/><text:bookmark-end text:name="szerver_oldalon"/></text:h>
      <text:p text:style-name="Text_20_body">Telepítjük az stunnel4 csomagot:</text:p>
      <text:p text:style-name="Preformatted_20_Text">apt install stunnel4</text:p>
      <text:p text:style-name="Text_20_body">Hozzunk létre egy tanúsítványt a titkosított kapcsolat számára:</text:p>
      <text:p text:style-name="Preformatted_20_Text">openssl req -new -x509 -nodes -days 365 \<text:line-break/>-out /etc/stunnel/stunnel.pem <text:line-break/>-keyout /etc/stunnel/stunnel.pem</text:p>
      <text:p text:style-name="Text_20_body">Hozzuk létre a stunnel.conf állományt a /etc/stunnel könyvtárban:</text:p>
      <table:table table:style-name="Table">
        <table:table-column table:style-name="odt_auto_style_table_column_12_1"/>
        <table:table-row>
          <table:table-cell office:value-type="string" table:style-name="PluginODTAutoStyle_TableCell_21">
            <text:p text:style-name="PluginODTAutoStyle_Paragraph_22"><text:span text:style-name="highlight_re0"><text:span text:style-name="highlight_br0">[</text:span>http<text:span text:style-name="highlight_br0">]</text:span></text:span><text:line-break/><text:span text:style-name="highlight_re1">client</text:span> <text:span text:style-name="highlight_sy0">=</text:span><text:span text:style-name="highlight_re2"> no</text:span><text:line-break/><text:span text:style-name="highlight_re1">accept</text:span> <text:span text:style-name="highlight_sy0">=</text:span><text:span text:style-name="highlight_re2"> 8000</text:span><text:line-break/><text:span text:style-name="highlight_re1">connect</text:span> <text:span text:style-name="highlight_sy0">=</text:span><text:span text:style-name="highlight_re2"> 192.168.10.2:80</text:span><text:line-break/><text:span text:style-name="highlight_re1">cert</text:span> <text:span text:style-name="highlight_sy0">=</text:span><text:span text:style-name="highlight_re2"> /etc/stunnel/cert.pem</text:span><text:line-break/><text:span text:style-name="highlight_re1">ciphers</text:span> <text:span text:style-name="highlight_sy0">=</text:span><text:span text:style-name="highlight_re2"> PSK</text:span><text:line-break/><text:span text:style-name="highlight_re1">PSKsecrets</text:span> <text:span text:style-name="highlight_sy0">=</text:span><text:span text:style-name="highlight_re2"> /etc/stunnel/psk.txt</text:span></text:p>
          </table:table-cell>
        </table:table-row>
      </table:table>
      <text:list text:style-name="List_20_1" text:continue-numbering="false">
        <text:list-item>
          <text:p text:style-name="List_20_1_Content_First"> client</text:p>
          <text:list text:style-name="List_20_1">
            <text:list-item>
              <text:p text:style-name="List_20_1_Content"> A client beállítással megmondhatjuk szervert vagy klienst hozunk létre</text:p>
            </text:list-item>
          </text:list>
        </text:list-item>
        <text:list-item>
          <text:p text:style-name="List_20_1_Content"> accept</text:p>
          <text:list text:style-name="List_20_1">
            <text:list-item>
              <text:p text:style-name="List_20_1_Content"> Milyen porton fogadunk el a kliensektől kapcsolatot</text:p>
            </text:list-item>
          </text:list>
        </text:list-item>
        <text:list-item>
          <text:p text:style-name="List_20_1_Content"> connect</text:p>
          <text:list text:style-name="List_20_1">
            <text:list-item>
              <text:p text:style-name="List_20_1_Content"> Milyen szolgáltatást akarunk alagutaztatni, kiszolgálni</text:p>
            </text:list-item>
            <text:list-item>
              <text:p text:style-name="List_20_1_Content"> a 192.168.10.2 a privát hálózat szolgáltatása</text:p>
            </text:list-item>
          </text:list>
        </text:list-item>
        <text:list-item>
          <text:p text:style-name="List_20_1_Content"> cert</text:p>
          <text:list text:style-name="List_20_1">
            <text:list-item>
              <text:p text:style-name="List_20_1_Content"> A TLS tanúsítvány helye</text:p>
            </text:list-item>
          </text:list>
        </text:list-item>
        <text:list-item>
          <text:p text:style-name="List_20_1_Content"> ciphers</text:p>
          <text:list text:style-name="List_20_1">
            <text:list-item>
              <text:p text:style-name="List_20_1_Content"> A hitelesítéshez módja</text:p>
            </text:list-item>
          </text:list>
        </text:list-item>
        <text:list-item>
          <text:p text:style-name="List_20_1_Content"> PSKsecrets</text:p>
          <text:list text:style-name="List_20_1">
            <text:list-item>
              <text:p text:style-name="List_20_1_Content_Last"> A hitelesítéshez használt állomány helye</text:p>
            </text:list-item>
          </text:list>
        </text:list-item>
      </text:list>
      <text:p text:style-name="Text_20_body">A ciphers és a PSKsecrets nélkül is működik, de akkor bárki beléphet. </text:p>
      <text:p text:style-name="Text_20_body">Hozzuk létre a psk.txt állományt, amiben leírjuk azokat a felhasználókat, akik beléphetnek.</text:p>
      <table:table table:style-name="Table">
        <table:table-column table:style-name="odt_auto_style_table_column_13_1"/>
        <table:table-row>
          <table:table-cell office:value-type="string" table:style-name="PluginODTAutoStyle_TableCell_23">
            <text:p text:style-name="PluginODTAutoStyle_Paragraph_24">janos:01234567890123456789<text:line-break/>mari:01234567890123456789</text:p>
          </table:table-cell>
        </table:table-row>
      </table:table>
      <text:p text:style-name="Text_20_body">A kulcs rész (a kettőspont utáni rész), legyen véletlen karakterek sorozat.
Itt most túl egyszerű számsort választottunk. A kulcsnak minimum 20 karakternek
kell lennie. </text:p>
      <text:p text:style-name="Text_20_body">Minden kliens számára létrehozhatunk egy ilyen sort. A psk.txt állomány egy sorát
átmásoljuk a kliensre. Lehet például az első sor psk1.txt fájlba.</text:p>
      <text:p text:style-name="Text_20_body">Állítsuk be, hogy csak a tulajdonos láthassa a fájlt:</text:p>
      <text:p text:style-name="Preformatted_20_Text">chmod 600 /etc/stunnel/psk.txt</text:p>
      <text:p text:style-name="Text_20_body">Az stunnelt ezek után kézzel indítjuk:</text:p>
      <text:p text:style-name="Preformatted_20_Text">stunnel</text:p>
      <text:p text:style-name="Text_20_body">Szerveroldalon célszerű beállítani, hogy alapértelmezetten elinduljon
rendszerindításkor. Ha ezt szeretnénk, szerkesszüka /etc/default/stunnel4 állományt:</text:p>
      <text:p text:style-name="Preformatted_20_Text">nano /etc/default/stunnel4</text:p>
      <text:p text:style-name="Text_20_body">Cseréljük le a ENABLED értékét 1-re:</text:p>
      <text:p text:style-name="Preformatted_20_Text">ENABLED=1</text:p>
      <text:p text:style-name="Text_20_body">Ezek után a systemd rendszerben engedélyezzük:</text:p>
      <text:p text:style-name="Preformatted_20_Text">systemctl enable stunnel4</text:p>
      <text:p text:style-name="Text_20_body">Ellenőrzés:</text:p>
      <text:p text:style-name="Text_20_body">Ellenőrzéshez használjuk a ps axf és/vagy a ss -lt parancsot:</text:p>
      <text:p text:style-name="Preformatted_20_Text">ps axf</text:p>
      <text:p text:style-name="Preformatted_20_Text">ss -lt</text:p>
      <text:h text:style-name="Heading_20_3" text:outline-level="3"><text:bookmark-start text:name="__RefHeading___kliens_oldalon_46"/><text:bookmark-start text:name="kliens_oldalon1"/>Kliens oldalon<text:bookmark-end text:name="__RefHeading___kliens_oldalon_46"/><text:bookmark-end text:name="kliens_oldalon1"/></text:h>
      <text:p text:style-name="Text_20_body">A példában az stunnel szerver címe: 195.100.100.2, ahova saját címet kell behelyettesíteni.
A beállításokat Linuxon írom le, de Windowson is megvalósítható.</text:p>
      <text:p text:style-name="Text_20_body">Telepítjük az stunnel4 csomagot:</text:p>
      <text:p text:style-name="Preformatted_20_Text">apt install stunnel4</text:p>
      <text:p text:style-name="Text_20_body">Hozzunk létre egy tanúsítványt a titkosított kapcsolat számára:</text:p>
      <text:p text:style-name="Preformatted_20_Text">openssl req -new -x509 -nodes -days 365 \<text:line-break/>-out /etc/stunnel/stunnel.pem <text:line-break/>-keyout /etc/stunnel/stunnel.pem</text:p>
      <table:table table:style-name="Table">
        <table:table-column table:style-name="odt_auto_style_table_column_14_1"/>
        <table:table-row>
          <table:table-cell office:value-type="string" table:style-name="PluginODTAutoStyle_TableCell_25">
            <text:p text:style-name="PluginODTAutoStyle_Paragraph_26"><text:span text:style-name="highlight_re0"><text:span text:style-name="highlight_br0">[</text:span>http<text:span text:style-name="highlight_br0">]</text:span></text:span><text:line-break/><text:span text:style-name="highlight_re1">client</text:span> <text:span text:style-name="highlight_sy0">=</text:span><text:span text:style-name="highlight_re2"> yes</text:span><text:line-break/><text:span text:style-name="highlight_re1">accept</text:span> <text:span text:style-name="highlight_sy0">=</text:span><text:span text:style-name="highlight_re2"> 9000</text:span><text:line-break/><text:span text:style-name="highlight_re1">connect</text:span> <text:span text:style-name="highlight_sy0">=</text:span><text:span text:style-name="highlight_re2"> 195.100.100.2:8000</text:span><text:line-break/><text:span text:style-name="highlight_re1">cert</text:span> <text:span text:style-name="highlight_sy0">=</text:span><text:span text:style-name="highlight_re2"> /etc/stunnel/cert.pem</text:span><text:line-break/><text:span text:style-name="highlight_re1">PSKsecrets</text:span> <text:span text:style-name="highlight_sy0">=</text:span><text:span text:style-name="highlight_re2"> /etc/stunnel/psk1.txt</text:span></text:p>
          </table:table-cell>
        </table:table-row>
      </table:table>
      <text:p text:style-name="Text_20_body">A PSKsecrets csak akkor szükséges, ha szerver oldalon is be van állítva,
de nélküle bárki elérheti a szervert.</text:p>
      <text:p text:style-name="Text_20_body">A psk1.txt állományban a szerveren lévő psk.txt nevű állomány egyik sorának kell szerepelnie. </text:p>
      <table:table table:style-name="Table">
        <table:table-column table:style-name="odt_auto_style_table_column_15_1"/>
        <table:table-row>
          <table:table-cell office:value-type="string" table:style-name="PluginODTAutoStyle_TableCell_27">
            <text:p text:style-name="PluginODTAutoStyle_Paragraph_28">janos:01234567890123456789</text:p>
          </table:table-cell>
        </table:table-row>
      </table:table>
      <text:p text:style-name="Text_20_body">Ne feledkezzünk meg, bonyolultabb kulcsot megadni.</text:p>
      <text:p text:style-name="Text_20_body">Állítsuk be, hogy csak a tulajdonos láthassa a fájlt:</text:p>
      <text:p text:style-name="Preformatted_20_Text">chmod 600 /etc/stunnel/psk1.txt</text:p>
      <text:p text:style-name="Text_20_body">Ellenőrzés:</text:p>
      <text:p text:style-name="Text_20_body">Ellenőrzéshez használjuk a ps axf és/vagy a ss -lt parancsot:</text:p>
      <text:p text:style-name="Preformatted_20_Text">ps axf</text:p>
      <text:p text:style-name="Preformatted_20_Text">ss -lt</text:p>
      <text:h text:style-name="Heading_20_3" text:outline-level="3"><text:bookmark-start text:name="__RefHeading___használat_47"/><text:bookmark-start text:name="használat"/>Használat<text:bookmark-end text:name="__RefHeading___használat_47"/><text:bookmark-end text:name="használat"/></text:h>
      <text:p text:style-name="Text_20_body">Kliens oldalon indítsuk el az stunnel programot parancssorból:</text:p>
      <text:p text:style-name="Preformatted_20_Text">stunnel</text:p>
      <text:p text:style-name="Text_20_body">A kliens böngészőjébe írjuk be:</text:p>
      <text:p text:style-name="Preformatted_20_Text">localhost:9000</text:p>
      <text:h text:style-name="Heading_20_3" text:outline-level="3"><text:bookmark-start text:name="__RefHeading___tanúsítványokról_48"/><text:bookmark-start text:name="tanúsítványokról"/>Tanúsítványokról<text:bookmark-end text:name="__RefHeading___tanúsítványokról_48"/><text:bookmark-end text:name="tanúsítványokról"/></text:h>
      <text:p text:style-name="Text_20_body">A tanúsítványok természetesen többféle képen is elkészíthetők.
Itt egy másik példát látunk.</text:p>
      <text:p text:style-name="Preformatted_20_Text">openssl genrsa 1024 &gt; stunnel.key<text:line-break/>openssl req -new -x509 -key stunnel.key -days 3650 -out stunnel.crt<text:line-break/>cat stunnel.crt stunnel.key &gt; stunnel.pem</text:p>
      <text:h text:style-name="Heading_20_2" text:outline-level="2"><text:bookmark-start text:name="__RefHeading___xrdp_49"/><text:bookmark-start text:name="xrdp"/>XRDP<text:bookmark-end text:name="__RefHeading___xrdp_49"/><text:bookmark-end text:name="xrdp"/></text:h>
      <text:p text:style-name="Text_20_body">Az XRDP az RDP protokollt támogató szerver program. </text:p>
      <text:p text:style-name="Text_20_body">Használatáról leírást az alábbi oldalon találunk:</text:p>
      <text:list text:style-name="List_20_1" text:continue-numbering="false">
        <text:list-item>
          <text:p text:style-name="LastListParagraph_List_20_1_Content_First"> <text:a xlink:type="simple" xlink:href="http://szit.hu/doku.php?id=oktatas:linux:grafikus_fel%C3%BClet:xrdp" text:style-name="Internet_20_link" text:visited-style-name="Visited_20_Internet_20_Link">xrdp</text:a></text:p>
        </text:list-item>
      </text:list>
      <text:h text:style-name="Heading_20_2" text:outline-level="2"><text:bookmark-start text:name="__RefHeading___függelék_50"/><text:bookmark-start text:name="függelék"/>Függelék<text:bookmark-end text:name="__RefHeading___függelék_50"/><text:bookmark-end text:name="függelék"/></text:h>
      <text:h text:style-name="Heading_20_3" text:outline-level="3"><text:bookmark-start text:name="__RefHeading___egyéb_csomagok_51"/><text:bookmark-start text:name="egyéb_csomagok"/>Egyéb csomagok<text:bookmark-end text:name="__RefHeading___egyéb_csomagok_51"/><text:bookmark-end text:name="egyéb_csomagok"/></text:h>
      <text:p text:style-name="Text_20_body">A dropbear egy SSH szerver. Telepítése:</text:p>
      <text:p text:style-name="Preformatted_20_Text"># apt install dropbear</text:p>
      <text:h text:style-name="Heading_20_3" text:outline-level="3"><text:bookmark-start text:name="__RefHeading___kapcsolódó_dolgok_52"/><text:bookmark-start text:name="kapcsolódó_dolgok"/>Kapcsolódó dolgok<text:bookmark-end text:name="__RefHeading___kapcsolódó_dolgok_52"/><text:bookmark-end text:name="kapcsolódó_dolgok"/></text:h>
      <text:list text:style-name="List_20_1" text:continue-numbering="false">
        <text:list-item>
          <text:p text:style-name="List_20_1_Content_First"> <text:a xlink:type="simple" xlink:href="http://www.teamviewer.com" text:style-name="Internet_20_link" text:visited-style-name="Visited_20_Internet_20_Link">http://www.teamviewer.com</text:a></text:p>
        </text:list-item>
        <text:list-item>
          <text:p text:style-name="List_20_1_Content"> <text:a xlink:type="simple" xlink:href="https://github.com/creaktive/tsh" text:style-name="Internet_20_link" text:visited-style-name="Visited_20_Internet_20_Link">https://github.com/creaktive/tsh</text:a> (Tiny SHell; hátsóajtó)</text:p>
        </text:list-item>
        <text:list-item>
          <text:p text:style-name="List_20_1_Content"> <text:a xlink:type="simple" xlink:href="https://anydesk.com/hu/" text:style-name="Internet_20_link" text:visited-style-name="Visited_20_Internet_20_Link">https://anydesk.com/hu/</text:a> (nem nyílt)</text:p>
        </text:list-item>
        <text:list-item>
          <text:p text:style-name="List_20_1_Content"> Guacamole</text:p>
          <text:list text:style-name="List_20_1">
            <text:list-item>
              <text:p text:style-name="List_20_1_Content"> <text:a xlink:type="simple" xlink:href="https://guacamole.apache.org/" text:style-name="Internet_20_link" text:visited-style-name="Visited_20_Internet_20_Link">https://guacamole.apache.org/</text:a></text:p>
            </text:list-item>
            <text:list-item>
              <text:p text:style-name="List_20_1_Content"> apt install guacamole</text:p>
            </text:list-item>
          </text:list>
        </text:list-item>
        <text:list-item>
          <text:p text:style-name="List_20_1_Content_Last"> <text:a xlink:type="simple" xlink:href="https://remotedesktop.google.com/" text:style-name="Internet_20_link" text:visited-style-name="Visited_20_Internet_20_Link">https://remotedesktop.google.com/</text:a></text:p>
        </text:list-item>
      </text:list>
      <text:h text:style-name="Heading_20_3" text:outline-level="3"><text:bookmark-start text:name="__RefHeading___sftp_kliens_53"/><text:bookmark-start text:name="sftp_kliens"/>SFTP kliens<text:bookmark-end text:name="__RefHeading___sftp_kliens_53"/><text:bookmark-end text:name="sftp_kliens"/></text:h>
      <text:list text:style-name="List_20_1" text:continue-numbering="false">
        <text:list-item>
          <text:p text:style-name="List_20_1_Content_First"> <text:a xlink:type="simple" xlink:href="https://code.google.com/archive/p/win-sshfs/" text:style-name="Internet_20_link" text:visited-style-name="Visited_20_Internet_20_Link">https://code.google.com/archive/p/win-sshfs/</text:a></text:p>
        </text:list-item>
        <text:list-item>
          <text:p text:style-name="List_20_1_Content"> <text:a xlink:type="simple" xlink:href="https://github.com/billziss-gh/sshfs-win" text:style-name="Internet_20_link" text:visited-style-name="Visited_20_Internet_20_Link">https://github.com/billziss-gh/sshfs-win</text:a></text:p>
          <text:list text:style-name="List_20_1">
            <text:list-item>
              <text:p text:style-name="List_20_1_Content"> <text:a xlink:type="simple" xlink:href="https://mhogomchungu.github.io/sirikali/" text:style-name="Internet_20_link" text:visited-style-name="Visited_20_Internet_20_Link">https://mhogomchungu.github.io/sirikali/</text:a></text:p>
            </text:list-item>
          </text:list>
        </text:list-item>
        <text:list-item>
          <text:p text:style-name="List_20_1_Content_Last"> <text:a xlink:type="simple" xlink:href="https://www.nsoftware.com/sftp/netdrive/" text:style-name="Internet_20_link" text:visited-style-name="Visited_20_Internet_20_Link">https://www.nsoftware.com/sftp/netdrive/</text:a>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ighlight_list_numbers_text_style" style:display-name="Source Code Numbers style" style:family="text">
      <style:text-properties fo:color="#000000"/>
    </style:style>
    <style:style style:name="LastListParagraph_List_20_1_Content_First" style:display-name="Last List 1 Content First" style:parent-style-name="List_20_1_Content_First" style:class="html" style:next-style-name="Text_20_body" style:family="paragraph">
      <style:paragraph-properties fo:margin-top="0.5cm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highlight_sy0" style:family="text">
      <style:text-properties fo:color="#66cc66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  <style:style style:name="highlight_co4" style:family="text">
      <style:text-properties fo:color="#cc0000" fo:font-style="italic" fo:font-family="Consolas" fo:font-size="14pt" fo:border="0pt none"/>
    </style:style>
    <style:style style:name="PluginODTAutoStyle_TableCell_7" style:family="table-cell">
      <style:table-cell-properties fo:border="0.06pt solid #8cacbb" fo:padding="0.049cm" fo:background-color="#f7f9fa"/>
    </style:style>
    <style:style style:name="PluginODTAutoStyle_Paragraph_8" style:family="paragraph">
      <style:paragraph-properties fo:padding="0.049cm"/>
    </style:style>
    <style:style style:name="odt_auto_style_table_column_4_1" style:family="table-column">
      <style:table-column-properties style:column-width="481.89pt"/>
    </style:style>
    <style:style style:name="PluginODTAutoStyle_TableCell_9" style:family="table-cell">
      <style:table-cell-properties fo:border="0.06pt solid #8cacbb" fo:padding="0.049cm" fo:background-color="#f7f9fa"/>
    </style:style>
    <style:style style:name="PluginODTAutoStyle_Paragraph_10" style:family="paragraph">
      <style:paragraph-properties fo:padding="0.049cm"/>
    </style:style>
    <style:style style:name="odt_auto_style_table_column_5_1" style:family="table-column">
      <style:table-column-properties style:column-width="481.89pt"/>
    </style:style>
    <style:style style:name="highlight_re5" style:family="text">
      <style:text-properties fo:color="#660033" fo:font-family="Consolas" fo:font-size="14pt" fo:font-style="normal" fo:border="0pt none"/>
    </style:style>
    <style:style style:name="PluginODTAutoStyle_TableCell_11" style:family="table-cell">
      <style:table-cell-properties fo:border="0.06pt solid #8cacbb" fo:padding="0.049cm" fo:background-color="#f7f9fa"/>
    </style:style>
    <style:style style:name="PluginODTAutoStyle_Paragraph_12" style:family="paragraph">
      <style:paragraph-properties fo:padding="0.049cm"/>
    </style:style>
    <style:style style:name="odt_auto_style_table_column_6_1" style:family="table-column">
      <style:table-column-properties style:column-width="481.89pt"/>
    </style:style>
    <style:style style:name="highlight_re1" style:family="text">
      <style:text-properties fo:color="#ff0000" fo:font-family="Consolas" fo:font-size="14pt" fo:font-style="normal" fo:border="0pt none"/>
    </style:style>
    <style:style style:name="PluginODTAutoStyle_TableCell_13" style:family="table-cell">
      <style:table-cell-properties fo:border="0.06pt solid #8cacbb" fo:padding="0.049cm" fo:background-color="#f7f9fa"/>
    </style:style>
    <style:style style:name="PluginODTAutoStyle_Paragraph_14" style:family="paragraph">
      <style:paragraph-properties fo:padding="0.049cm"/>
    </style:style>
    <style:style style:name="odt_auto_style_table_column_7_1" style:family="table-column">
      <style:table-column-properties style:column-width="481.89pt"/>
    </style:style>
    <style:style style:name="PluginODTAutoStyle_TableCell_15" style:family="table-cell">
      <style:table-cell-properties fo:border="0.06pt solid #8cacbb" fo:padding="0.049cm" fo:background-color="#f7f9fa"/>
    </style:style>
    <style:style style:name="PluginODTAutoStyle_Paragraph_16" style:family="paragraph">
      <style:paragraph-properties fo:padding="0.049cm"/>
    </style:style>
    <style:style style:name="odt_auto_style_table_column_8_1" style:family="table-column">
      <style:table-column-properties style:column-width="481.89pt"/>
    </style:style>
    <style:style style:name="highlight_re0" style:family="text">
      <style:text-properties fo:color="#0000ff" fo:font-family="Consolas" fo:font-size="14pt" fo:font-style="normal" fo:border="0pt none"/>
    </style:style>
    <style:style style:name="highlight_br0" style:family="text">
      <style:text-properties fo:color="#66cc66" fo:font-family="Consolas" fo:font-size="14pt" fo:font-style="normal" fo:border="0pt none"/>
    </style:style>
    <style:style style:name="highlight_re2" style:family="text">
      <style:text-properties fo:color="#993333" fo:font-family="Consolas" fo:font-size="14pt" fo:font-style="normal" fo:border="0pt none"/>
    </style:style>
    <style:style style:name="PluginODTAutoStyle_TableCell_17" style:family="table-cell">
      <style:table-cell-properties fo:border="0.06pt solid #8cacbb" fo:padding="0.049cm" fo:background-color="#f7f9fa"/>
    </style:style>
    <style:style style:name="PluginODTAutoStyle_Paragraph_18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  <style:style style:name="highlight_nu0" style:family="text">
      <style:text-properties fo:color="#cc66cc" fo:font-family="Consolas" fo:font-size="14pt" fo:font-style="normal" fo:border="0pt none"/>
    </style:style>
    <style:style style:name="PluginODTAutoStyle_TableCell_19" style:family="table-cell">
      <style:table-cell-properties fo:border="0.06pt solid #8cacbb" fo:padding="0.049cm" fo:background-color="#f7f9fa"/>
    </style:style>
    <style:style style:name="PluginODTAutoStyle_Paragraph_20" style:family="paragraph">
      <style:paragraph-properties fo:padding="0.049cm"/>
    </style:style>
    <style:style style:name="odt_auto_style_table_column_10_1" style:family="table-column">
      <style:table-column-properties style:column-width="481.89pt"/>
    </style:style>
    <style:style style:name="highlight_st_h" style:family="text">
      <style:text-properties fo:color="#ff0000" fo:font-family="Consolas" fo:font-size="14pt" fo:font-style="normal" fo:border="0pt none"/>
    </style:style>
    <style:style style:name="highlight_kw1" style:family="text">
      <style:text-properties fo:color="#b1b100" fo:font-family="Consolas" fo:font-size="14pt" fo:font-style="normal" fo:border="0pt none"/>
    </style:style>
    <style:style style:name="PluginODTAutoStyle_TableCell_21" style:family="table-cell">
      <style:table-cell-properties fo:border="0.06pt solid #8cacbb" fo:padding="0.049cm" fo:background-color="#f7f9fa"/>
    </style:style>
    <style:style style:name="PluginODTAutoStyle_Paragraph_22" style:family="paragraph">
      <style:paragraph-properties fo:padding="0.049cm"/>
    </style:style>
    <style:style style:name="odt_auto_style_table_column_12_1" style:family="table-column">
      <style:table-column-properties style:column-width="481.89pt"/>
    </style:style>
    <style:style style:name="PluginODTAutoStyle_TableCell_23" style:family="table-cell">
      <style:table-cell-properties fo:border="0.06pt solid #8cacbb" fo:padding="0.049cm" fo:background-color="#f7f9fa"/>
    </style:style>
    <style:style style:name="PluginODTAutoStyle_Paragraph_24" style:family="paragraph">
      <style:paragraph-properties fo:padding="0.049cm"/>
    </style:style>
    <style:style style:name="odt_auto_style_table_column_13_1" style:family="table-column">
      <style:table-column-properties style:column-width="481.89pt"/>
    </style:style>
    <style:style style:name="PluginODTAutoStyle_TableCell_25" style:family="table-cell">
      <style:table-cell-properties fo:border="0.06pt solid #8cacbb" fo:padding="0.049cm" fo:background-color="#f7f9fa"/>
    </style:style>
    <style:style style:name="PluginODTAutoStyle_Paragraph_26" style:family="paragraph">
      <style:paragraph-properties fo:padding="0.049cm"/>
    </style:style>
    <style:style style:name="odt_auto_style_table_column_14_1" style:family="table-column">
      <style:table-column-properties style:column-width="481.89pt"/>
    </style:style>
    <style:style style:name="PluginODTAutoStyle_TableCell_27" style:family="table-cell">
      <style:table-cell-properties fo:border="0.06pt solid #8cacbb" fo:padding="0.049cm" fo:background-color="#f7f9fa"/>
    </style:style>
    <style:style style:name="PluginODTAutoStyle_Paragraph_28" style:family="paragraph">
      <style:paragraph-properties fo:padding="0.049cm"/>
    </style:style>
    <style:style style:name="odt_auto_style_table_column_15_1" style:family="table-column">
      <style:table-column-properties style:column-width="481.89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távoli_elérés</dc:title>
  </office:meta>
</office:document-meta>
</file>